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796850" table:style-name="ce7">
            <text:p>10.796.850</text:p>
          </table:table-cell>
          <table:table-cell office:value-type="float" office:value="534000" table:style-name="ce7">
            <text:p>534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021050" table:style-name="ce9">
            <text:p>16.021.050</text:p>
          </table:table-cell>
          <table:table-cell office:value-type="float" office:value="15351481" table:style-name="ce9">
            <text:p>15.351.481</text:p>
          </table:table-cell>
          <table:table-cell office:value-type="percentage" office:value="0.95820692151887676" table:style-name="ce10">
            <text:p>95,8%</text:p>
          </table:table-cell>
          <table:table-cell office:value-type="float" office:value="7222727" table:style-name="ce8">
            <text:p>7.222.727</text:p>
          </table:table-cell>
          <table:table-cell office:value-type="float" office:value="6874385" table:style-name="ce8">
            <text:p>6.874.385</text:p>
          </table:table-cell>
          <table:table-cell office:value-type="float" office:value="2386104" table:style-name="ce8">
            <text:p>2.386.104</text:p>
          </table:table-cell>
          <table:table-cell office:value-type="date" office:date-value="2022-01-13T00:00:00" table:style-name="ce11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31861" table:style-name="ce7">
            <text:p>1.731.861</text:p>
          </table:table-cell>
          <table:table-cell office:value-type="float" office:value="72000" table:style-name="ce7">
            <text:p>72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526241" table:style-name="ce14">
            <text:p>2.526.241</text:p>
          </table:table-cell>
          <table:table-cell office:value-type="float" office:value="2441357.5" table:style-name="ce14">
            <text:p>2.441.358</text:p>
          </table:table-cell>
          <table:table-cell office:value-type="percentage" office:value="0.9663992865288783" table:style-name="ce15">
            <text:p>96,6%</text:p>
          </table:table-cell>
          <table:table-cell office:value-type="float" office:value="1131665" table:style-name="ce13">
            <text:p>1.131.665</text:p>
          </table:table-cell>
          <table:table-cell office:value-type="float" office:value="1070073" table:style-name="ce13">
            <text:p>1.070.073</text:p>
          </table:table-cell>
          <table:table-cell office:value-type="float" office:value="491375" table:style-name="ce13">
            <text:p>491.375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77445" table:style-name="ce7">
            <text:p>1.477.445</text:p>
          </table:table-cell>
          <table:table-cell office:value-type="float" office:value="42000" table:style-name="ce7">
            <text:p>42.000</text:p>
          </table:table-cell>
          <table:table-cell office:value-type="float" office:value="491040" table:style-name="ce7">
            <text:p>4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274385" table:style-name="ce14">
            <text:p>2.274.385</text:p>
          </table:table-cell>
          <table:table-cell office:value-type="float" office:value="2145536.5" table:style-name="ce14">
            <text:p>2.145.537</text:p>
          </table:table-cell>
          <table:table-cell office:value-type="percentage" office:value="0.94334798198194236" table:style-name="ce15">
            <text:p>94,3%</text:p>
          </table:table-cell>
          <table:table-cell office:value-type="float" office:value="914828" table:style-name="ce13">
            <text:p>914.828</text:p>
          </table:table-cell>
          <table:table-cell office:value-type="float" office:value="871004" table:style-name="ce13">
            <text:p>871.004</text:p>
          </table:table-cell>
          <table:table-cell office:value-type="float" office:value="583123" table:style-name="ce13">
            <text:p>583.123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72000" table:style-name="ce7">
            <text:p>72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39774" table:style-name="ce14">
            <text:p>2.139.774</text:p>
          </table:table-cell>
          <table:table-cell office:value-type="float" office:value="1895032" table:style-name="ce14">
            <text:p>1.895.032</text:p>
          </table:table-cell>
          <table:table-cell office:value-type="percentage" office:value="0.88562250032012724" table:style-name="ce15">
            <text:p>88,6%</text:p>
          </table:table-cell>
          <table:table-cell office:value-type="float" office:value="912323" table:style-name="ce13">
            <text:p>912.323</text:p>
          </table:table-cell>
          <table:table-cell office:value-type="float" office:value="873704" table:style-name="ce13">
            <text:p>873.704</text:p>
          </table:table-cell>
          <table:table-cell office:value-type="float" office:value="307264" table:style-name="ce13">
            <text:p>307.264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80990" table:style-name="ce7">
            <text:p>2.580.990</text:p>
          </table:table-cell>
          <table:table-cell office:value-type="float" office:value="114000" table:style-name="ce7">
            <text:p>11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59140" table:style-name="ce14">
            <text:p>3.959.140</text:p>
          </table:table-cell>
          <table:table-cell office:value-type="float" office:value="3805439.5" table:style-name="ce14">
            <text:p>3.805.440</text:p>
          </table:table-cell>
          <table:table-cell office:value-type="percentage" office:value="0.96117831145147681" table:style-name="ce15">
            <text:p>96,1%</text:p>
          </table:table-cell>
          <table:table-cell office:value-type="float" office:value="1782533" table:style-name="ce13">
            <text:p>1.782.533</text:p>
          </table:table-cell>
          <table:table-cell office:value-type="float" office:value="1670116" table:style-name="ce13">
            <text:p>1.670.116</text:p>
          </table:table-cell>
          <table:table-cell office:value-type="float" office:value="681982" table:style-name="ce13">
            <text:p>681.982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68875" table:style-name="ce7">
            <text:p>868.875</text:p>
          </table:table-cell>
          <table:table-cell office:value-type="float" office:value="30000" table:style-name="ce7">
            <text:p>30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196910" table:style-name="ce14">
            <text:p>1.196.910</text:p>
          </table:table-cell>
          <table:table-cell office:value-type="float" office:value="1155113" table:style-name="ce14">
            <text:p>1.155.113</text:p>
          </table:table-cell>
          <table:table-cell office:value-type="percentage" office:value="0.96507924572440706" table:style-name="ce15">
            <text:p>96,5%</text:p>
          </table:table-cell>
          <table:table-cell office:value-type="float" office:value="512565" table:style-name="ce13">
            <text:p>512.565</text:p>
          </table:table-cell>
          <table:table-cell office:value-type="float" office:value="486291" table:style-name="ce13">
            <text:p>486.291</text:p>
          </table:table-cell>
          <table:table-cell office:value-type="float" office:value="253339" table:style-name="ce13">
            <text:p>253.339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14000" table:style-name="ce7">
            <text:p>11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74953" table:style-name="ce14">
            <text:p>5.274.953</text:p>
          </table:table-cell>
          <table:table-cell office:value-type="float" office:value="4906809" table:style-name="ce14">
            <text:p>4.906.809</text:p>
          </table:table-cell>
          <table:table-cell office:value-type="percentage" office:value="0.93020904641235669" table:style-name="ce15">
            <text:p>93,0%</text:p>
          </table:table-cell>
          <table:table-cell office:value-type="float" office:value="2116491" table:style-name="ce13">
            <text:p>2.116.491</text:p>
          </table:table-cell>
          <table:table-cell office:value-type="float" office:value="1999029" table:style-name="ce13">
            <text:p>1.999.029</text:p>
          </table:table-cell>
          <table:table-cell office:value-type="float" office:value="1112100" table:style-name="ce13">
            <text:p>1.112.100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08965" table:style-name="ce7">
            <text:p>2.608.965</text:p>
          </table:table-cell>
          <table:table-cell office:value-type="float" office:value="126000" table:style-name="ce7">
            <text:p>126.000</text:p>
          </table:table-cell>
          <table:table-cell office:value-type="float" office:value="841270" table:style-name="ce7">
            <text:p>84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4052070" table:style-name="ce14">
            <text:p>4.052.070</text:p>
          </table:table-cell>
          <table:table-cell office:value-type="float" office:value="3652014" table:style-name="ce14">
            <text:p>3.652.014</text:p>
          </table:table-cell>
          <table:table-cell office:value-type="percentage" office:value="0.90127120212632061" table:style-name="ce15">
            <text:p>90,1%</text:p>
          </table:table-cell>
          <table:table-cell office:value-type="float" office:value="1717583" table:style-name="ce13">
            <text:p>1.717.583</text:p>
          </table:table-cell>
          <table:table-cell office:value-type="float" office:value="1593138" table:style-name="ce13">
            <text:p>1.593.138</text:p>
          </table:table-cell>
          <table:table-cell office:value-type="float" office:value="747860" table:style-name="ce13">
            <text:p>747.860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3438" table:style-name="ce7">
            <text:p>8.573.438</text:p>
          </table:table-cell>
          <table:table-cell office:value-type="float" office:value="480000" table:style-name="ce7">
            <text:p>48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103788" table:style-name="ce14">
            <text:p>14.103.788</text:p>
          </table:table-cell>
          <table:table-cell office:value-type="float" office:value="13250382" table:style-name="ce14">
            <text:p>13.250.382</text:p>
          </table:table-cell>
          <table:table-cell office:value-type="percentage" office:value="0.93949100766404037" table:style-name="ce15">
            <text:p>93,9%</text:p>
          </table:table-cell>
          <table:table-cell office:value-type="float" office:value="6387590" table:style-name="ce13">
            <text:p>6.387.590</text:p>
          </table:table-cell>
          <table:table-cell office:value-type="float" office:value="6041771" table:style-name="ce13">
            <text:p>6.041.771</text:p>
          </table:table-cell>
          <table:table-cell office:value-type="float" office:value="2680481" table:style-name="ce13">
            <text:p>2.680.481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402000" table:style-name="ce7">
            <text:p>402.000</text:p>
          </table:table-cell>
          <table:table-cell office:value-type="float" office:value="2043650" table:style-name="ce7">
            <text:p>2.0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060825" table:style-name="ce14">
            <text:p>10.060.825</text:p>
          </table:table-cell>
          <table:table-cell office:value-type="float" office:value="9198348.5" table:style-name="ce14">
            <text:p>9.198.349</text:p>
          </table:table-cell>
          <table:table-cell office:value-type="percentage" office:value="0.91427377973476331" table:style-name="ce15">
            <text:p>91,4%</text:p>
          </table:table-cell>
          <table:table-cell office:value-type="float" office:value="4279547" table:style-name="ce13">
            <text:p>4.279.547</text:p>
          </table:table-cell>
          <table:table-cell office:value-type="float" office:value="4082759" table:style-name="ce13">
            <text:p>4.082.759</text:p>
          </table:table-cell>
          <table:table-cell office:value-type="float" office:value="1822710" table:style-name="ce13">
            <text:p>1.822.710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79443" table:style-name="ce7">
            <text:p>1.479.443</text:p>
          </table:table-cell>
          <table:table-cell office:value-type="float" office:value="60000" table:style-name="ce7">
            <text:p>60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033998" table:style-name="ce14">
            <text:p>2.033.998</text:p>
          </table:table-cell>
          <table:table-cell office:value-type="float" office:value="2092230.5" table:style-name="ce14">
            <text:p>2.092.231</text:p>
          </table:table-cell>
          <table:table-cell office:value-type="percentage" office:value="1" table:style-name="ce15">
            <text:p>100,0%</text:p>
          </table:table-cell>
          <table:table-cell office:value-type="float" office:value="939435" table:style-name="ce13">
            <text:p>939.435</text:p>
          </table:table-cell>
          <table:table-cell office:value-type="float" office:value="893914" table:style-name="ce13">
            <text:p>893.914</text:p>
          </table:table-cell>
          <table:table-cell office:value-type="float" office:value="427872" table:style-name="ce13">
            <text:p>427.872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132000" table:style-name="ce7">
            <text:p>132.000</text:p>
          </table:table-cell>
          <table:table-cell office:value-type="float" office:value="834980" table:style-name="ce7">
            <text:p>83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626034" table:style-name="ce14">
            <text:p>5.626.034</text:p>
          </table:table-cell>
          <table:table-cell office:value-type="float" office:value="5694773" table:style-name="ce14">
            <text:p>5.694.773</text:p>
          </table:table-cell>
          <table:table-cell office:value-type="percentage" office:value="1" table:style-name="ce15">
            <text:p>100,0%</text:p>
          </table:table-cell>
          <table:table-cell office:value-type="float" office:value="2448558" table:style-name="ce13">
            <text:p>2.448.558</text:p>
          </table:table-cell>
          <table:table-cell office:value-type="float" office:value="2315097" table:style-name="ce13">
            <text:p>2.315.097</text:p>
          </table:table-cell>
          <table:table-cell office:value-type="float" office:value="1543467" table:style-name="ce13">
            <text:p>1.543.467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4135" table:style-name="ce7">
            <text:p>434.135</text:p>
          </table:table-cell>
          <table:table-cell office:value-type="float" office:value="18000" table:style-name="ce7">
            <text:p>18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12175" table:style-name="ce14">
            <text:p>612.175</text:p>
          </table:table-cell>
          <table:table-cell office:value-type="float" office:value="591685.5" table:style-name="ce14">
            <text:p>591.686</text:p>
          </table:table-cell>
          <table:table-cell office:value-type="percentage" office:value="0.96652999550782048" table:style-name="ce15">
            <text:p>96,7%</text:p>
          </table:table-cell>
          <table:table-cell office:value-type="float" office:value="277518" table:style-name="ce13">
            <text:p>277.518</text:p>
          </table:table-cell>
          <table:table-cell office:value-type="float" office:value="260592" table:style-name="ce13">
            <text:p>260.592</text:p>
          </table:table-cell>
          <table:table-cell office:value-type="float" office:value="117861" table:style-name="ce13">
            <text:p>117.861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2066166" table:style-name="ce14">
            <text:p>12.066.166</text:p>
          </table:table-cell>
          <table:table-cell office:value-type="percentage" office:value="0.97554153897524276" table:style-name="ce15">
            <text:p>97,6%</text:p>
          </table:table-cell>
          <table:table-cell office:value-type="float" office:value="5675660" table:style-name="ce13">
            <text:p>5.675.660</text:p>
          </table:table-cell>
          <table:table-cell office:value-type="float" office:value="5351958" table:style-name="ce13">
            <text:p>5.351.958</text:p>
          </table:table-cell>
          <table:table-cell office:value-type="float" office:value="2362948" table:style-name="ce13">
            <text:p>2.362.948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02000" table:style-name="ce7">
            <text:p>10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34175" table:style-name="ce14">
            <text:p>2.734.175</text:p>
          </table:table-cell>
          <table:table-cell office:value-type="float" office:value="2600808.5" table:style-name="ce14">
            <text:p>2.600.809</text:p>
          </table:table-cell>
          <table:table-cell office:value-type="percentage" office:value="0.95122239798110952" table:style-name="ce15">
            <text:p>95,1%</text:p>
          </table:table-cell>
          <table:table-cell office:value-type="float" office:value="1282119" table:style-name="ce13">
            <text:p>1.282.119</text:p>
          </table:table-cell>
          <table:table-cell office:value-type="float" office:value="1193346" table:style-name="ce13">
            <text:p>1.193.346</text:p>
          </table:table-cell>
          <table:table-cell office:value-type="float" office:value="455843" table:style-name="ce13">
            <text:p>455.843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45067" table:style-name="ce7">
            <text:p>845.067</text:p>
          </table:table-cell>
          <table:table-cell office:value-type="float" office:value="42000" table:style-name="ce7">
            <text:p>42.000</text:p>
          </table:table-cell>
          <table:table-cell office:value-type="float" office:value="224760" table:style-name="ce7">
            <text:p>22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270687" table:style-name="ce14">
            <text:p>1.270.687</text:p>
          </table:table-cell>
          <table:table-cell office:value-type="float" office:value="1210681" table:style-name="ce14">
            <text:p>1.210.681</text:p>
          </table:table-cell>
          <table:table-cell office:value-type="percentage" office:value="0.95277672629058141" table:style-name="ce15">
            <text:p>95,3%</text:p>
          </table:table-cell>
          <table:table-cell office:value-type="float" office:value="559747" table:style-name="ce13">
            <text:p>559.747</text:p>
          </table:table-cell>
          <table:table-cell office:value-type="float" office:value="531062" table:style-name="ce13">
            <text:p>531.062</text:p>
          </table:table-cell>
          <table:table-cell office:value-type="float" office:value="245501" table:style-name="ce13">
            <text:p>245.501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26000" table:style-name="ce7">
            <text:p>12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356770" table:style-name="ce14">
            <text:p>4.356.770</text:p>
          </table:table-cell>
          <table:table-cell office:value-type="float" office:value="4116510.5" table:style-name="ce14">
            <text:p>4.116.511</text:p>
          </table:table-cell>
          <table:table-cell office:value-type="percentage" office:value="0.94485375633783741" table:style-name="ce15">
            <text:p>94,5%</text:p>
          </table:table-cell>
          <table:table-cell office:value-type="float" office:value="1923040" table:style-name="ce13">
            <text:p>1.923.040</text:p>
          </table:table-cell>
          <table:table-cell office:value-type="float" office:value="1816262" table:style-name="ce13">
            <text:p>1.816.262</text:p>
          </table:table-cell>
          <table:table-cell office:value-type="float" office:value="888024" table:style-name="ce13">
            <text:p>888.024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8934" table:style-name="ce7">
            <text:p>98.93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1079" table:style-name="ce14">
            <text:p>161.079</text:p>
          </table:table-cell>
          <table:table-cell office:value-type="float" office:value="135192.5" table:style-name="ce14">
            <text:p>135.193</text:p>
          </table:table-cell>
          <table:table-cell office:value-type="percentage" office:value="0.83929314187448389" table:style-name="ce15">
            <text:p>83,9%</text:p>
          </table:table-cell>
          <table:table-cell office:value-type="float" office:value="66736" table:style-name="ce13">
            <text:p>66.736</text:p>
          </table:table-cell>
          <table:table-cell office:value-type="float" office:value="61416" table:style-name="ce13">
            <text:p>61.416</text:p>
          </table:table-cell>
          <table:table-cell office:value-type="float" office:value="21285" table:style-name="ce13">
            <text:p>21.285</text:p>
          </table:table-cell>
          <table:table-cell office:value-type="date" office:date-value="2022-01-13T00:00:00" table:style-name="ce16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7920" table:style-name="ce7">
            <text:p>97.92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4270" table:style-name="ce14">
            <text:p>154.270</text:p>
          </table:table-cell>
          <table:table-cell office:value-type="float" office:value="130029" table:style-name="ce14">
            <text:p>130.029</text:p>
          </table:table-cell>
          <table:table-cell office:value-type="percentage" office:value="0.84286640305957083" table:style-name="ce15">
            <text:p>84,3%</text:p>
          </table:table-cell>
          <table:table-cell office:value-type="float" office:value="63938" table:style-name="ce13">
            <text:p>63.938</text:p>
          </table:table-cell>
          <table:table-cell office:value-type="float" office:value="58906" table:style-name="ce13">
            <text:p>58.906</text:p>
          </table:table-cell>
          <table:table-cell office:value-type="float" office:value="21455" table:style-name="ce13">
            <text:p>21.455</text:p>
          </table:table-cell>
          <table:table-cell office:value-type="date" office:date-value="2022-01-13T00:00:00" table:style-name="ce17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8501.5" table:style-name="ce14">
            <text:p>208.502</text:p>
          </table:table-cell>
          <table:table-cell office:value-type="percentage" office:value="0.98239476436830353" table:style-name="ce15">
            <text:p>98,2%</text:p>
          </table:table-cell>
          <table:table-cell office:value-type="float" office:value="95367" table:style-name="ce13">
            <text:p>95.367</text:p>
          </table:table-cell>
          <table:table-cell office:value-type="float" office:value="92252" table:style-name="ce13">
            <text:p>92.252</text:p>
          </table:table-cell>
          <table:table-cell office:value-type="float" office:value="43665" table:style-name="ce13">
            <text:p>43.665</text:p>
          </table:table-cell>
          <table:table-cell office:value-type="date" office:date-value="2022-01-13T00:00:00" table:style-name="ce17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480" table:style-name="ce7">
            <text:p>6.48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165" table:style-name="ce14">
            <text:p>11.165</text:p>
          </table:table-cell>
          <table:table-cell office:value-type="float" office:value="11017.5" table:style-name="ce14">
            <text:p>11.018</text:p>
          </table:table-cell>
          <table:table-cell office:value-type="percentage" office:value="0.98678907299596952" table:style-name="ce15">
            <text:p>98,7%</text:p>
          </table:table-cell>
          <table:table-cell office:value-type="float" office:value="7891" table:style-name="ce13">
            <text:p>7.891</text:p>
          </table:table-cell>
          <table:table-cell office:value-type="float" office:value="7431" table:style-name="ce13">
            <text:p>7.431</text:p>
          </table:table-cell>
          <table:table-cell office:value-type="float" office:value="815" table:style-name="ce13">
            <text:p>815</text:p>
          </table:table-cell>
          <table:table-cell office:value-type="date" office:date-value="2022-01-13T00:00:00" table:style-name="ce17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474237" table:style-name="ce19">
            <text:p>60.474.237</text:p>
          </table:table-cell>
          <table:table-cell office:value-type="float" office:value="2802000" table:style-name="ce19">
            <text:p>2.802.000</text:p>
          </table:table-cell>
          <table:table-cell office:value-type="float" office:value="16747770" table:style-name="ce20">
            <text:p>16.747.770</text:p>
          </table:table-cell>
          <table:table-cell office:value-type="float" office:value="9011510" table:style-name="ce21">
            <text:p>9.011.510</text:p>
          </table:table-cell>
          <table:table-cell office:value-type="float" office:value="2114895" table:style-name="ce22">
            <text:p>2.114.895</text:p>
          </table:table-cell>
          <table:table-cell office:value-type="float" office:value="91150412" table:style-name="ce23">
            <text:p>91.150.412</text:p>
          </table:table-cell>
          <table:table-cell office:value-type="float" office:value="86659108.5" table:style-name="ce23">
            <text:p>86.659.109</text:p>
          </table:table-cell>
          <table:table-cell office:value-type="percentage" office:value="0.95072645968950753" table:style-name="ce24">
            <text:p>95,1%</text:p>
          </table:table-cell>
          <table:table-cell office:value-type="float" office:value="40317861" table:style-name="ce23">
            <text:p>40.317.861</text:p>
          </table:table-cell>
          <table:table-cell office:value-type="float" office:value="38144506" table:style-name="ce23">
            <text:p>38.144.506</text:p>
          </table:table-cell>
          <table:table-cell office:value-type="float" office:value="17195074" table:style-name="ce23">
            <text:p>17.195.07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6996417" table:style-name="ce31">
            <text:p>6.996.417</text:p>
          </table:table-cell>
          <table:table-cell office:value-type="percentage" office:value="0.93186099369939157" table:style-name="ce32">
            <text:p>93,2%</text:p>
          </table:table-cell>
          <table:table-cell office:value-type="float" office:value="6874385" table:style-name="ce31">
            <text:p>6.874.385</text:p>
          </table:table-cell>
          <table:table-cell office:value-type="percentage" office:value="0.91560740835947763" table:style-name="ce32">
            <text:p>91,6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89001" table:style-name="ce31">
            <text:p>1.089.001</text:p>
          </table:table-cell>
          <table:table-cell office:value-type="percentage" office:value="0.91558237375232043" table:style-name="ce32">
            <text:p>91,6%</text:p>
          </table:table-cell>
          <table:table-cell office:value-type="float" office:value="1070073" table:style-name="ce31">
            <text:p>1.070.073</text:p>
          </table:table-cell>
          <table:table-cell office:value-type="percentage" office:value="0.89966857461863381" table:style-name="ce32">
            <text:p>90,0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1341" table:style-name="ce31">
            <text:p>881.341</text:p>
          </table:table-cell>
          <table:table-cell office:value-type="percentage" office:value="0.94722321636804674" table:style-name="ce32">
            <text:p>94,7%</text:p>
          </table:table-cell>
          <table:table-cell office:value-type="float" office:value="871004" table:style-name="ce31">
            <text:p>871.004</text:p>
          </table:table-cell>
          <table:table-cell office:value-type="percentage" office:value="0.93611350243485125" table:style-name="ce32">
            <text:p>93,6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1528" table:style-name="ce31">
            <text:p>891.528</text:p>
          </table:table-cell>
          <table:table-cell office:value-type="percentage" office:value="0.82306009950267134" table:style-name="ce32">
            <text:p>82,3%</text:p>
          </table:table-cell>
          <table:table-cell office:value-type="float" office:value="873704" table:style-name="ce31">
            <text:p>873.704</text:p>
          </table:table-cell>
          <table:table-cell office:value-type="percentage" office:value="0.80660495371528651" table:style-name="ce32">
            <text:p>80,7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25893" table:style-name="ce31">
            <text:p>1.725.893</text:p>
          </table:table-cell>
          <table:table-cell office:value-type="percentage" office:value="0.84872484218197775" table:style-name="ce32">
            <text:p>84,9%</text:p>
          </table:table-cell>
          <table:table-cell office:value-type="float" office:value="1670116" table:style-name="ce31">
            <text:p>1.670.116</text:p>
          </table:table-cell>
          <table:table-cell office:value-type="percentage" office:value="0.8212959543410836" table:style-name="ce32">
            <text:p>82,1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005" table:style-name="ce31">
            <text:p>492.005</text:p>
          </table:table-cell>
          <table:table-cell office:value-type="percentage" office:value="0.9334860035441751" table:style-name="ce32">
            <text:p>93,3%</text:p>
          </table:table-cell>
          <table:table-cell office:value-type="float" office:value="486291" table:style-name="ce31">
            <text:p>486.291</text:p>
          </table:table-cell>
          <table:table-cell office:value-type="percentage" office:value="0.92264477423908386" table:style-name="ce32">
            <text:p>92,3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38791" table:style-name="ce31">
            <text:p>2.038.791</text:p>
          </table:table-cell>
          <table:table-cell office:value-type="percentage" office:value="0.93860550081969518" table:style-name="ce32">
            <text:p>93,9%</text:p>
          </table:table-cell>
          <table:table-cell office:value-type="float" office:value="1999029" table:style-name="ce31">
            <text:p>1.999.029</text:p>
          </table:table-cell>
          <table:table-cell office:value-type="percentage" office:value="0.92030012674084516" table:style-name="ce32">
            <text:p>92,0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3741" table:style-name="ce31">
            <text:p>1.653.741</text:p>
          </table:table-cell>
          <table:table-cell office:value-type="percentage" office:value="0.91060921257960814" table:style-name="ce32">
            <text:p>91,1%</text:p>
          </table:table-cell>
          <table:table-cell office:value-type="float" office:value="1593138" table:style-name="ce31">
            <text:p>1.593.138</text:p>
          </table:table-cell>
          <table:table-cell office:value-type="percentage" office:value="0.87723902334806469" table:style-name="ce32">
            <text:p>87,7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02882" table:style-name="ce31">
            <text:p>6.202.882</text:p>
          </table:table-cell>
          <table:table-cell office:value-type="percentage" office:value="0.91455372674095092" table:style-name="ce32">
            <text:p>91,5%</text:p>
          </table:table-cell>
          <table:table-cell office:value-type="float" office:value="6041771" table:style-name="ce31">
            <text:p>6.041.771</text:p>
          </table:table-cell>
          <table:table-cell office:value-type="percentage" office:value="0.89079950000103203" table:style-name="ce32">
            <text:p>89,1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54564" table:style-name="ce31">
            <text:p>4.154.564</text:p>
          </table:table-cell>
          <table:table-cell office:value-type="percentage" office:value="0.92487532351771784" table:style-name="ce32">
            <text:p>92,5%</text:p>
          </table:table-cell>
          <table:table-cell office:value-type="float" office:value="4082759" table:style-name="ce31">
            <text:p>4.082.759</text:p>
          </table:table-cell>
          <table:table-cell office:value-type="percentage" office:value="0.90889033144509845" table:style-name="ce32">
            <text:p>90,9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010" table:style-name="ce31">
            <text:p>907.010</text:p>
          </table:table-cell>
          <table:table-cell office:value-type="percentage" office:value="0.95485793091831683" table:style-name="ce32">
            <text:p>95,5%</text:p>
          </table:table-cell>
          <table:table-cell office:value-type="float" office:value="893914" table:style-name="ce31">
            <text:p>893.914</text:p>
          </table:table-cell>
          <table:table-cell office:value-type="percentage" office:value="0.94107107138721324" table:style-name="ce32">
            <text:p>94,1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6065" table:style-name="ce31">
            <text:p>2.336.065</text:p>
          </table:table-cell>
          <table:table-cell office:value-type="percentage" office:value="0.95111734857358765" table:style-name="ce32">
            <text:p>95,1%</text:p>
          </table:table-cell>
          <table:table-cell office:value-type="float" office:value="2315097" table:style-name="ce31">
            <text:p>2.315.097</text:p>
          </table:table-cell>
          <table:table-cell office:value-type="percentage" office:value="0.9425803307402264" table:style-name="ce32">
            <text:p>94,3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6790" table:style-name="ce31">
            <text:p>266.790</text:p>
          </table:table-cell>
          <table:table-cell office:value-type="percentage" office:value="0.94781493468429256" table:style-name="ce32">
            <text:p>94,8%</text:p>
          </table:table-cell>
          <table:table-cell office:value-type="float" office:value="260592" table:style-name="ce31">
            <text:p>260.592</text:p>
          </table:table-cell>
          <table:table-cell office:value-type="percentage" office:value="0.92579553003954118" table:style-name="ce32">
            <text:p>92,6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489238" table:style-name="ce31">
            <text:p>5.489.238</text:p>
          </table:table-cell>
          <table:table-cell office:value-type="percentage" office:value="0.91933052728328757" table:style-name="ce32">
            <text:p>91,9%</text:p>
          </table:table-cell>
          <table:table-cell office:value-type="float" office:value="5351958" table:style-name="ce31">
            <text:p>5.351.958</text:p>
          </table:table-cell>
          <table:table-cell office:value-type="percentage" office:value="0.89633904927022823" table:style-name="ce32">
            <text:p>89,6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6803" table:style-name="ce31">
            <text:p>1.226.803</text:p>
          </table:table-cell>
          <table:table-cell office:value-type="percentage" office:value="0.9310792083265661" table:style-name="ce32">
            <text:p>93,1%</text:p>
          </table:table-cell>
          <table:table-cell office:value-type="float" office:value="1193346" table:style-name="ce31">
            <text:p>1.193.346</text:p>
          </table:table-cell>
          <table:table-cell office:value-type="percentage" office:value="0.90568709804237058" table:style-name="ce32">
            <text:p>90,6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7567" table:style-name="ce31">
            <text:p>537.567</text:p>
          </table:table-cell>
          <table:table-cell office:value-type="percentage" office:value="0.92656168666641392" table:style-name="ce32">
            <text:p>92,7%</text:p>
          </table:table-cell>
          <table:table-cell office:value-type="float" office:value="531062" table:style-name="ce31">
            <text:p>531.062</text:p>
          </table:table-cell>
          <table:table-cell office:value-type="percentage" office:value="0.91534953307111311" table:style-name="ce32">
            <text:p>91,5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4151" table:style-name="ce31">
            <text:p>1.854.151</text:p>
          </table:table-cell>
          <table:table-cell office:value-type="percentage" office:value="0.94829211360371268" table:style-name="ce32">
            <text:p>94,8%</text:p>
          </table:table-cell>
          <table:table-cell office:value-type="float" office:value="1816262" table:style-name="ce31">
            <text:p>1.816.262</text:p>
          </table:table-cell>
          <table:table-cell office:value-type="percentage" office:value="0.92891405869214883" table:style-name="ce32">
            <text:p>92,9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4265" table:style-name="ce31">
            <text:p>64.265</text:p>
          </table:table-cell>
          <table:table-cell office:value-type="percentage" office:value="0.90477129059961425" table:style-name="ce32">
            <text:p>90,5%</text:p>
          </table:table-cell>
          <table:table-cell office:value-type="float" office:value="61416" table:style-name="ce31">
            <text:p>61.416</text:p>
          </table:table-cell>
          <table:table-cell office:value-type="percentage" office:value="0.86466091314815074" table:style-name="ce32">
            <text:p>86,5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270" table:style-name="ce31">
            <text:p>61.270</text:p>
          </table:table-cell>
          <table:table-cell office:value-type="percentage" office:value="0.897518530454399" table:style-name="ce32">
            <text:p>89,8%</text:p>
          </table:table-cell>
          <table:table-cell office:value-type="float" office:value="58906" table:style-name="ce31">
            <text:p>58.906</text:p>
          </table:table-cell>
          <table:table-cell office:value-type="percentage" office:value="0.86288928602818382" table:style-name="ce32">
            <text:p>86,3%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67" table:style-name="ce31">
            <text:p>95.367</text:p>
          </table:table-cell>
          <table:table-cell office:value-type="string" table:style-name="ce32">
            <text:p>-</text:p>
          </table:table-cell>
          <table:table-cell office:value-type="float" office:value="92252" table:style-name="ce31">
            <text:p>92.252</text:p>
          </table:table-cell>
          <table:table-cell office:value-type="string" table:style-name="ce32">
            <text:p>-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91" table:style-name="ce31">
            <text:p>7.891</text:p>
          </table:table-cell>
          <table:table-cell office:value-type="string" table:style-name="ce32">
            <text:p>-</text:p>
          </table:table-cell>
          <table:table-cell office:value-type="float" office:value="7431" table:style-name="ce31">
            <text:p>7.431</text:p>
          </table:table-cell>
          <table:table-cell office:value-type="string" table:style-name="ce32">
            <text:p>-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8972580" table:style-name="ce34">
            <text:p>38.972.580</text:p>
          </table:table-cell>
          <table:table-cell office:value-type="percentage" office:value="0.92384851281258928" table:style-name="ce24">
            <text:p>92,4%</text:p>
          </table:table-cell>
          <table:table-cell office:value-type="float" office:value="38144506" table:style-name="ce34">
            <text:p>38.144.506</text:p>
          </table:table-cell>
          <table:table-cell office:value-type="percentage" office:value="0.90421894419283733" table:style-name="ce24">
            <text:p>90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137" table:style-name="ce43">
            <text:p>435.137</text:p>
          </table:table-cell>
          <table:table-cell office:value-type="percentage" office:value="1" table:style-name="ce44">
            <text:p>100,0%</text:p>
          </table:table-cell>
          <table:table-cell office:value-type="float" office:value="655969" table:style-name="ce43">
            <text:p>655.969</text:p>
          </table:table-cell>
          <table:table-cell office:value-type="percentage" office:value="1" table:style-name="ce44">
            <text:p>100,0%</text:p>
          </table:table-cell>
          <table:table-cell office:value-type="float" office:value="936096" table:style-name="ce43">
            <text:p>936.096</text:p>
          </table:table-cell>
          <table:table-cell office:value-type="percentage" office:value="0.97690218100266224" table:style-name="ce44">
            <text:p>97,7%</text:p>
          </table:table-cell>
          <table:table-cell office:value-type="float" office:value="1226893" table:style-name="ce43">
            <text:p>1.226.893</text:p>
          </table:table-cell>
          <table:table-cell office:value-type="percentage" office:value="0.95285925421970175" table:style-name="ce44">
            <text:p>95,3%</text:p>
          </table:table-cell>
          <table:table-cell office:value-type="float" office:value="1272367" table:style-name="ce43">
            <text:p>1.272.367</text:p>
          </table:table-cell>
          <table:table-cell office:value-type="percentage" office:value="0.91911717964424822" table:style-name="ce44">
            <text:p>91,9%</text:p>
          </table:table-cell>
          <table:table-cell office:value-type="float" office:value="961273" table:style-name="ce43">
            <text:p>961.273</text:p>
          </table:table-cell>
          <table:table-cell office:value-type="percentage" office:value="0.87247826911714121" table:style-name="ce44">
            <text:p>87,2%</text:p>
          </table:table-cell>
          <table:table-cell office:value-type="float" office:value="804196" table:style-name="ce43">
            <text:p>804.196</text:p>
          </table:table-cell>
          <table:table-cell office:value-type="percentage" office:value="0.86835717494212361" table:style-name="ce44">
            <text:p>86,8%</text:p>
          </table:table-cell>
          <table:table-cell office:value-type="float" office:value="704486" table:style-name="ce43">
            <text:p>704.486</text:p>
          </table:table-cell>
          <table:table-cell office:value-type="percentage" office:value="0.91154770808155827" table:style-name="ce44">
            <text:p>91,2%</text:p>
          </table:table-cell>
          <table:table-cell office:value-type="float" office:value="6996417" table:style-name="ce43">
            <text:p>6.996.417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186099369939157" table:style-name="ce44">
            <text:p>93,2%</text:p>
          </table:table-cell>
          <table:table-cell office:value-type="percentage" office:value="0.82289325243051314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05" table:style-name="ce46">
            <text:p>101.605</text:p>
          </table:table-cell>
          <table:table-cell office:value-type="percentage" office:value="1" table:style-name="ce47">
            <text:p>100,0%</text:p>
          </table:table-cell>
          <table:table-cell office:value-type="float" office:value="119718" table:style-name="ce46">
            <text:p>119.718</text:p>
          </table:table-cell>
          <table:table-cell office:value-type="percentage" office:value="1" table:style-name="ce47">
            <text:p>100,0%</text:p>
          </table:table-cell>
          <table:table-cell office:value-type="float" office:value="155703" table:style-name="ce46">
            <text:p>155.703</text:p>
          </table:table-cell>
          <table:table-cell office:value-type="percentage" office:value="0.96524084061744464" table:style-name="ce47">
            <text:p>96,5%</text:p>
          </table:table-cell>
          <table:table-cell office:value-type="float" office:value="187942" table:style-name="ce46">
            <text:p>187.942</text:p>
          </table:table-cell>
          <table:table-cell office:value-type="percentage" office:value="0.93517440413992137" table:style-name="ce47">
            <text:p>93,5%</text:p>
          </table:table-cell>
          <table:table-cell office:value-type="float" office:value="191298" table:style-name="ce46">
            <text:p>191.298</text:p>
          </table:table-cell>
          <table:table-cell office:value-type="percentage" office:value="0.89543477955597583" table:style-name="ce47">
            <text:p>89,5%</text:p>
          </table:table-cell>
          <table:table-cell office:value-type="float" office:value="130571" table:style-name="ce46">
            <text:p>130.571</text:p>
          </table:table-cell>
          <table:table-cell office:value-type="percentage" office:value="0.82494724472131309" table:style-name="ce47">
            <text:p>82,5%</text:p>
          </table:table-cell>
          <table:table-cell office:value-type="float" office:value="109173" table:style-name="ce46">
            <text:p>109.173</text:p>
          </table:table-cell>
          <table:table-cell office:value-type="percentage" office:value="0.83466872582149576" table:style-name="ce47">
            <text:p>83,5%</text:p>
          </table:table-cell>
          <table:table-cell office:value-type="float" office:value="92991" table:style-name="ce46">
            <text:p>92.991</text:p>
          </table:table-cell>
          <table:table-cell office:value-type="percentage" office:value="0.86877434905686823" table:style-name="ce47">
            <text:p>86,9%</text:p>
          </table:table-cell>
          <table:table-cell office:value-type="float" office:value="1089001" table:style-name="ce46">
            <text:p>1.089.001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558237375232043" table:style-name="ce47">
            <text:p>91,6%</text:p>
          </table:table-cell>
          <table:table-cell office:value-type="percentage" office:value="0.81810082087965663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50" table:style-name="ce46">
            <text:p>89.150</text:p>
          </table:table-cell>
          <table:table-cell office:value-type="percentage" office:value="1" table:style-name="ce47">
            <text:p>100,0%</text:p>
          </table:table-cell>
          <table:table-cell office:value-type="float" office:value="114634" table:style-name="ce46">
            <text:p>114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874" table:style-name="ce46">
            <text:p>148.874</text:p>
          </table:table-cell>
          <table:table-cell office:value-type="percentage" office:value="0.97949865122705437" table:style-name="ce47">
            <text:p>97,9%</text:p>
          </table:table-cell>
          <table:table-cell office:value-type="float" office:value="154033" table:style-name="ce46">
            <text:p>154.033</text:p>
          </table:table-cell>
          <table:table-cell office:value-type="percentage" office:value="0.95033408809066955" table:style-name="ce47">
            <text:p>95,0%</text:p>
          </table:table-cell>
          <table:table-cell office:value-type="float" office:value="151949" table:style-name="ce46">
            <text:p>151.949</text:p>
          </table:table-cell>
          <table:table-cell office:value-type="percentage" office:value="0.91579676952748312" table:style-name="ce47">
            <text:p>91,6%</text:p>
          </table:table-cell>
          <table:table-cell office:value-type="float" office:value="92504" table:style-name="ce46">
            <text:p>92.504</text:p>
          </table:table-cell>
          <table:table-cell office:value-type="percentage" office:value="0.85185696788868326" table:style-name="ce47">
            <text:p>85,2%</text:p>
          </table:table-cell>
          <table:table-cell office:value-type="float" office:value="68212" table:style-name="ce46">
            <text:p>68.212</text:p>
          </table:table-cell>
          <table:table-cell office:value-type="percentage" office:value="0.86080613815905704" table:style-name="ce47">
            <text:p>86,1%</text:p>
          </table:table-cell>
          <table:table-cell office:value-type="float" office:value="61985" table:style-name="ce46">
            <text:p>61.985</text:p>
          </table:table-cell>
          <table:table-cell office:value-type="percentage" office:value="0.94987434105676105" table:style-name="ce47">
            <text:p>95,0%</text:p>
          </table:table-cell>
          <table:table-cell office:value-type="float" office:value="881341" table:style-name="ce46">
            <text:p>881.341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722321636804674" table:style-name="ce47">
            <text:p>94,7%</text:p>
          </table:table-cell>
          <table:table-cell office:value-type="percentage" office:value="0.87012594667332743" table:style-name="ce47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0" table:style-name="ce46">
            <text:p>51.790</text:p>
          </table:table-cell>
          <table:table-cell office:value-type="percentage" office:value="0.96563682807226892" table:style-name="ce47">
            <text:p>96,6%</text:p>
          </table:table-cell>
          <table:table-cell office:value-type="float" office:value="79821" table:style-name="ce46">
            <text:p>79.821</text:p>
          </table:table-cell>
          <table:table-cell office:value-type="percentage" office:value="0.91502166586422728" table:style-name="ce47">
            <text:p>91,5%</text:p>
          </table:table-cell>
          <table:table-cell office:value-type="float" office:value="111952" table:style-name="ce46">
            <text:p>111.952</text:p>
          </table:table-cell>
          <table:table-cell office:value-type="percentage" office:value="0.87879239832643863" table:style-name="ce47">
            <text:p>87,9%</text:p>
          </table:table-cell>
          <table:table-cell office:value-type="float" office:value="153288" table:style-name="ce46">
            <text:p>153.288</text:p>
          </table:table-cell>
          <table:table-cell office:value-type="percentage" office:value="0.86355544538837681" table:style-name="ce47">
            <text:p>86,4%</text:p>
          </table:table-cell>
          <table:table-cell office:value-type="float" office:value="173253" table:style-name="ce46">
            <text:p>173.253</text:p>
          </table:table-cell>
          <table:table-cell office:value-type="percentage" office:value="0.7997904192998897" table:style-name="ce47">
            <text:p>80,0%</text:p>
          </table:table-cell>
          <table:table-cell office:value-type="float" office:value="134690" table:style-name="ce46">
            <text:p>134.690</text:p>
          </table:table-cell>
          <table:table-cell office:value-type="percentage" office:value="0.73182393627714659" table:style-name="ce47">
            <text:p>73,2%</text:p>
          </table:table-cell>
          <table:table-cell office:value-type="float" office:value="104146" table:style-name="ce46">
            <text:p>104.146</text:p>
          </table:table-cell>
          <table:table-cell office:value-type="percentage" office:value="0.75900971482293955" table:style-name="ce47">
            <text:p>75,9%</text:p>
          </table:table-cell>
          <table:table-cell office:value-type="float" office:value="82588" table:style-name="ce46">
            <text:p>82.588</text:p>
          </table:table-cell>
          <table:table-cell office:value-type="percentage" office:value="0.82972994695386593" table:style-name="ce47">
            <text:p>83,0%</text:p>
          </table:table-cell>
          <table:table-cell office:value-type="float" office:value="891528" table:style-name="ce46">
            <text:p>891.528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06009950267134" table:style-name="ce47">
            <text:p>82,3%</text:p>
          </table:table-cell>
          <table:table-cell office:value-type="percentage" office:value="0.73089545203008754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504" table:style-name="ce46">
            <text:p>94.504</text:p>
          </table:table-cell>
          <table:table-cell office:value-type="percentage" office:value="0.94163129471313844" table:style-name="ce47">
            <text:p>94,2%</text:p>
          </table:table-cell>
          <table:table-cell office:value-type="float" office:value="155532" table:style-name="ce46">
            <text:p>155.532</text:p>
          </table:table-cell>
          <table:table-cell office:value-type="percentage" office:value="0.92884870346260884" table:style-name="ce47">
            <text:p>92,9%</text:p>
          </table:table-cell>
          <table:table-cell office:value-type="float" office:value="228492" table:style-name="ce46">
            <text:p>228.492</text:p>
          </table:table-cell>
          <table:table-cell office:value-type="percentage" office:value="0.90831826042018649" table:style-name="ce47">
            <text:p>90,8%</text:p>
          </table:table-cell>
          <table:table-cell office:value-type="float" office:value="324593" table:style-name="ce46">
            <text:p>324.593</text:p>
          </table:table-cell>
          <table:table-cell office:value-type="percentage" office:value="0.88145456717909443" table:style-name="ce47">
            <text:p>88,1%</text:p>
          </table:table-cell>
          <table:table-cell office:value-type="float" office:value="323287" table:style-name="ce46">
            <text:p>323.287</text:p>
          </table:table-cell>
          <table:table-cell office:value-type="percentage" office:value="0.82030677103817506" table:style-name="ce47">
            <text:p>82,0%</text:p>
          </table:table-cell>
          <table:table-cell office:value-type="float" office:value="236950" table:style-name="ce46">
            <text:p>236.950</text:p>
          </table:table-cell>
          <table:table-cell office:value-type="percentage" office:value="0.75736267108181887" table:style-name="ce47">
            <text:p>75,7%</text:p>
          </table:table-cell>
          <table:table-cell office:value-type="float" office:value="196983" table:style-name="ce46">
            <text:p>196.983</text:p>
          </table:table-cell>
          <table:table-cell office:value-type="percentage" office:value="0.77348029418347597" table:style-name="ce47">
            <text:p>77,3%</text:p>
          </table:table-cell>
          <table:table-cell office:value-type="float" office:value="165552" table:style-name="ce46">
            <text:p>165.552</text:p>
          </table:table-cell>
          <table:table-cell office:value-type="percentage" office:value="0.89844517406995361" table:style-name="ce47">
            <text:p>89,8%</text:p>
          </table:table-cell>
          <table:table-cell office:value-type="float" office:value="1725893" table:style-name="ce46">
            <text:p>1.725.893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4872484218197775" table:style-name="ce47">
            <text:p>84,9%</text:p>
          </table:table-cell>
          <table:table-cell office:value-type="percentage" office:value="0.76898807638137934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38" table:style-name="ce46">
            <text:p>42.538</text:p>
          </table:table-cell>
          <table:table-cell office:value-type="percentage" office:value="1" table:style-name="ce47">
            <text:p>100,0%</text:p>
          </table:table-cell>
          <table:table-cell office:value-type="float" office:value="56166" table:style-name="ce46">
            <text:p>56.166</text:p>
          </table:table-cell>
          <table:table-cell office:value-type="percentage" office:value="1" table:style-name="ce47">
            <text:p>100,0%</text:p>
          </table:table-cell>
          <table:table-cell office:value-type="float" office:value="77166" table:style-name="ce46">
            <text:p>77.166</text:p>
          </table:table-cell>
          <table:table-cell office:value-type="percentage" office:value="0.9736174722737424" table:style-name="ce47">
            <text:p>97,4%</text:p>
          </table:table-cell>
          <table:table-cell office:value-type="float" office:value="85018" table:style-name="ce46">
            <text:p>85.018</text:p>
          </table:table-cell>
          <table:table-cell office:value-type="percentage" office:value="0.93457183686929757" table:style-name="ce47">
            <text:p>93,5%</text:p>
          </table:table-cell>
          <table:table-cell office:value-type="float" office:value="89232" table:style-name="ce46">
            <text:p>89.232</text:p>
          </table:table-cell>
          <table:table-cell office:value-type="percentage" office:value="0.91627133263508098" table:style-name="ce47">
            <text:p>91,6%</text:p>
          </table:table-cell>
          <table:table-cell office:value-type="float" office:value="56462" table:style-name="ce46">
            <text:p>56.462</text:p>
          </table:table-cell>
          <table:table-cell office:value-type="percentage" office:value="0.84073379195330411" table:style-name="ce47">
            <text:p>84,1%</text:p>
          </table:table-cell>
          <table:table-cell office:value-type="float" office:value="43104" table:style-name="ce46">
            <text:p>43.104</text:p>
          </table:table-cell>
          <table:table-cell office:value-type="percentage" office:value="0.84728637980854282" table:style-name="ce47">
            <text:p>84,7%</text:p>
          </table:table-cell>
          <table:table-cell office:value-type="float" office:value="42319" table:style-name="ce46">
            <text:p>42.319</text:p>
          </table:table-cell>
          <table:table-cell office:value-type="percentage" office:value="0.93454497272707193" table:style-name="ce47">
            <text:p>93,5%</text:p>
          </table:table-cell>
          <table:table-cell office:value-type="float" office:value="492005" table:style-name="ce46">
            <text:p>492.005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34860035441751" table:style-name="ce47">
            <text:p>93,3%</text:p>
          </table:table-cell>
          <table:table-cell office:value-type="percentage" office:value="0.84297230384388033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29" table:style-name="ce46">
            <text:p>229.929</text:p>
          </table:table-cell>
          <table:table-cell office:value-type="percentage" office:value="1" table:style-name="ce47">
            <text:p>100,0%</text:p>
          </table:table-cell>
          <table:table-cell office:value-type="float" office:value="252228" table:style-name="ce46">
            <text:p>252.228</text:p>
          </table:table-cell>
          <table:table-cell office:value-type="percentage" office:value="1" table:style-name="ce47">
            <text:p>100,0%</text:p>
          </table:table-cell>
          <table:table-cell office:value-type="float" office:value="324303" table:style-name="ce46">
            <text:p>324.303</text:p>
          </table:table-cell>
          <table:table-cell office:value-type="percentage" office:value="0.99101585060643005" table:style-name="ce47">
            <text:p>99,1%</text:p>
          </table:table-cell>
          <table:table-cell office:value-type="float" office:value="357085" table:style-name="ce46">
            <text:p>357.085</text:p>
          </table:table-cell>
          <table:table-cell office:value-type="percentage" office:value="0.93673187251936629" table:style-name="ce47">
            <text:p>93,7%</text:p>
          </table:table-cell>
          <table:table-cell office:value-type="float" office:value="324776" table:style-name="ce46">
            <text:p>324.776</text:p>
          </table:table-cell>
          <table:table-cell office:value-type="percentage" office:value="0.90164962992987263" table:style-name="ce47">
            <text:p>90,2%</text:p>
          </table:table-cell>
          <table:table-cell office:value-type="float" office:value="217529" table:style-name="ce46">
            <text:p>217.529</text:p>
          </table:table-cell>
          <table:table-cell office:value-type="percentage" office:value="0.84019822172096004" table:style-name="ce47">
            <text:p>84,0%</text:p>
          </table:table-cell>
          <table:table-cell office:value-type="float" office:value="179352" table:style-name="ce46">
            <text:p>179.352</text:p>
          </table:table-cell>
          <table:table-cell office:value-type="percentage" office:value="0.84688283540860987" table:style-name="ce47">
            <text:p>84,7%</text:p>
          </table:table-cell>
          <table:table-cell office:value-type="float" office:value="153589" table:style-name="ce46">
            <text:p>153.589</text:p>
          </table:table-cell>
          <table:table-cell office:value-type="percentage" office:value="0.91314403262821198" table:style-name="ce47">
            <text:p>91,3%</text:p>
          </table:table-cell>
          <table:table-cell office:value-type="float" office:value="2038791" table:style-name="ce46">
            <text:p>2.038.791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860550081969518" table:style-name="ce47">
            <text:p>93,9%</text:p>
          </table:table-cell>
          <table:table-cell office:value-type="percentage" office:value="0.85424836245296232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46" table:style-name="ce46">
            <text:p>139.346</text:p>
          </table:table-cell>
          <table:table-cell office:value-type="percentage" office:value="1" table:style-name="ce47">
            <text:p>100,0%</text:p>
          </table:table-cell>
          <table:table-cell office:value-type="float" office:value="159788" table:style-name="ce46">
            <text:p>159.788</text:p>
          </table:table-cell>
          <table:table-cell office:value-type="percentage" office:value="1" table:style-name="ce47">
            <text:p>100,0%</text:p>
          </table:table-cell>
          <table:table-cell office:value-type="float" office:value="225765" table:style-name="ce46">
            <text:p>225.765</text:p>
          </table:table-cell>
          <table:table-cell office:value-type="percentage" office:value="0.99007578016734787" table:style-name="ce47">
            <text:p>99,0%</text:p>
          </table:table-cell>
          <table:table-cell office:value-type="float" office:value="289973" table:style-name="ce46">
            <text:p>289.973</text:p>
          </table:table-cell>
          <table:table-cell office:value-type="percentage" office:value="0.93117046180721696" table:style-name="ce47">
            <text:p>93,1%</text:p>
          </table:table-cell>
          <table:table-cell office:value-type="float" office:value="291402" table:style-name="ce46">
            <text:p>291.402</text:p>
          </table:table-cell>
          <table:table-cell office:value-type="percentage" office:value="0.8812178504359186" table:style-name="ce47">
            <text:p>88,1%</text:p>
          </table:table-cell>
          <table:table-cell office:value-type="float" office:value="210910" table:style-name="ce46">
            <text:p>210.910</text:p>
          </table:table-cell>
          <table:table-cell office:value-type="percentage" office:value="0.8182703461868237" table:style-name="ce47">
            <text:p>81,8%</text:p>
          </table:table-cell>
          <table:table-cell office:value-type="float" office:value="179182" table:style-name="ce46">
            <text:p>179.182</text:p>
          </table:table-cell>
          <table:table-cell office:value-type="percentage" office:value="0.81821253744429023" table:style-name="ce47">
            <text:p>81,8%</text:p>
          </table:table-cell>
          <table:table-cell office:value-type="float" office:value="157375" table:style-name="ce46">
            <text:p>157.375</text:p>
          </table:table-cell>
          <table:table-cell office:value-type="percentage" office:value="0.88504409052053812" table:style-name="ce47">
            <text:p>88,5%</text:p>
          </table:table-cell>
          <table:table-cell office:value-type="float" office:value="1653741" table:style-name="ce46">
            <text:p>1.653.741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060921257960814" table:style-name="ce47">
            <text:p>91,1%</text:p>
          </table:table-cell>
          <table:table-cell office:value-type="percentage" office:value="0.80723215610624721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685" table:style-name="ce46">
            <text:p>460.685</text:p>
          </table:table-cell>
          <table:table-cell office:value-type="percentage" office:value="1" table:style-name="ce47">
            <text:p>100,0%</text:p>
          </table:table-cell>
          <table:table-cell office:value-type="float" office:value="621496" table:style-name="ce46">
            <text:p>621.496</text:p>
          </table:table-cell>
          <table:table-cell office:value-type="percentage" office:value="0.97760076509746185" table:style-name="ce47">
            <text:p>97,8%</text:p>
          </table:table-cell>
          <table:table-cell office:value-type="float" office:value="808644" table:style-name="ce46">
            <text:p>808.644</text:p>
          </table:table-cell>
          <table:table-cell office:value-type="percentage" office:value="0.94857381487511794" table:style-name="ce47">
            <text:p>94,9%</text:p>
          </table:table-cell>
          <table:table-cell office:value-type="float" office:value="1042368" table:style-name="ce46">
            <text:p>1.042.368</text:p>
          </table:table-cell>
          <table:table-cell office:value-type="percentage" office:value="0.9498515128016104" table:style-name="ce47">
            <text:p>95,0%</text:p>
          </table:table-cell>
          <table:table-cell office:value-type="float" office:value="1161899" table:style-name="ce46">
            <text:p>1.161.899</text:p>
          </table:table-cell>
          <table:table-cell office:value-type="percentage" office:value="0.91091467860418807" table:style-name="ce47">
            <text:p>91,1%</text:p>
          </table:table-cell>
          <table:table-cell office:value-type="float" office:value="826166" table:style-name="ce46">
            <text:p>826.166</text:p>
          </table:table-cell>
          <table:table-cell office:value-type="percentage" office:value="0.85468867030543294" table:style-name="ce47">
            <text:p>85,5%</text:p>
          </table:table-cell>
          <table:table-cell office:value-type="float" office:value="692304" table:style-name="ce46">
            <text:p>692.304</text:p>
          </table:table-cell>
          <table:table-cell office:value-type="percentage" office:value="0.83505800019057985" table:style-name="ce47">
            <text:p>83,5%</text:p>
          </table:table-cell>
          <table:table-cell office:value-type="float" office:value="589320" table:style-name="ce46">
            <text:p>589.320</text:p>
          </table:table-cell>
          <table:table-cell office:value-type="percentage" office:value="0.87779636351720303" table:style-name="ce47">
            <text:p>87,8%</text:p>
          </table:table-cell>
          <table:table-cell office:value-type="float" office:value="6202882" table:style-name="ce46">
            <text:p>6.202.882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455372674095092" table:style-name="ce47">
            <text:p>91,5%</text:p>
          </table:table-cell>
          <table:table-cell office:value-type="percentage" office:value="0.8085878539007903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872" table:style-name="ce46">
            <text:p>297.872</text:p>
          </table:table-cell>
          <table:table-cell office:value-type="percentage" office:value="1" table:style-name="ce47">
            <text:p>100,0%</text:p>
          </table:table-cell>
          <table:table-cell office:value-type="float" office:value="436025" table:style-name="ce46">
            <text:p>436.025</text:p>
          </table:table-cell>
          <table:table-cell office:value-type="percentage" office:value="0.99147065778942012" table:style-name="ce47">
            <text:p>99,1%</text:p>
          </table:table-cell>
          <table:table-cell office:value-type="float" office:value="573983" table:style-name="ce46">
            <text:p>573.983</text:p>
          </table:table-cell>
          <table:table-cell office:value-type="percentage" office:value="0.96122014937870515" table:style-name="ce47">
            <text:p>96,1%</text:p>
          </table:table-cell>
          <table:table-cell office:value-type="float" office:value="720636" table:style-name="ce46">
            <text:p>720.636</text:p>
          </table:table-cell>
          <table:table-cell office:value-type="percentage" office:value="0.94534931312770887" table:style-name="ce47">
            <text:p>94,5%</text:p>
          </table:table-cell>
          <table:table-cell office:value-type="float" office:value="763958" table:style-name="ce46">
            <text:p>763.958</text:p>
          </table:table-cell>
          <table:table-cell office:value-type="percentage" office:value="0.90869168560869629" table:style-name="ce47">
            <text:p>90,9%</text:p>
          </table:table-cell>
          <table:table-cell office:value-type="float" office:value="527039" table:style-name="ce46">
            <text:p>527.039</text:p>
          </table:table-cell>
          <table:table-cell office:value-type="percentage" office:value="0.85848016275709738" table:style-name="ce47">
            <text:p>85,8%</text:p>
          </table:table-cell>
          <table:table-cell office:value-type="float" office:value="444046" table:style-name="ce46">
            <text:p>444.046</text:p>
          </table:table-cell>
          <table:table-cell office:value-type="percentage" office:value="0.86596993211421036" table:style-name="ce47">
            <text:p>86,6%</text:p>
          </table:table-cell>
          <table:table-cell office:value-type="float" office:value="391005" table:style-name="ce46">
            <text:p>391.005</text:p>
          </table:table-cell>
          <table:table-cell office:value-type="percentage" office:value="0.90349586037816942" table:style-name="ce47">
            <text:p>90,3%</text:p>
          </table:table-cell>
          <table:table-cell office:value-type="float" office:value="4154564" table:style-name="ce46">
            <text:p>4.154.564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487532351771784" table:style-name="ce47">
            <text:p>92,5%</text:p>
          </table:table-cell>
          <table:table-cell office:value-type="percentage" office:value="0.82316761590197829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80" table:style-name="ce46">
            <text:p>78.380</text:p>
          </table:table-cell>
          <table:table-cell office:value-type="percentage" office:value="1" table:style-name="ce47">
            <text:p>100,0%</text:p>
          </table:table-cell>
          <table:table-cell office:value-type="float" office:value="96117" table:style-name="ce46">
            <text:p>96.117</text:p>
          </table:table-cell>
          <table:table-cell office:value-type="percentage" office:value="1" table:style-name="ce47">
            <text:p>100,0%</text:p>
          </table:table-cell>
          <table:table-cell office:value-type="float" office:value="133346" table:style-name="ce46">
            <text:p>133.346</text:p>
          </table:table-cell>
          <table:table-cell office:value-type="percentage" office:value="1" table:style-name="ce47">
            <text:p>100,0%</text:p>
          </table:table-cell>
          <table:table-cell office:value-type="float" office:value="162187" table:style-name="ce46">
            <text:p>162.187</text:p>
          </table:table-cell>
          <table:table-cell office:value-type="percentage" office:value="0.96566896691336268" table:style-name="ce47">
            <text:p>96,6%</text:p>
          </table:table-cell>
          <table:table-cell office:value-type="float" office:value="147107" table:style-name="ce46">
            <text:p>147.107</text:p>
          </table:table-cell>
          <table:table-cell office:value-type="percentage" office:value="0.93379925858216539" table:style-name="ce47">
            <text:p>93,4%</text:p>
          </table:table-cell>
          <table:table-cell office:value-type="float" office:value="114451" table:style-name="ce46">
            <text:p>114.451</text:p>
          </table:table-cell>
          <table:table-cell office:value-type="percentage" office:value="0.88146362502117959" table:style-name="ce47">
            <text:p>88,1%</text:p>
          </table:table-cell>
          <table:table-cell office:value-type="float" office:value="95212" table:style-name="ce46">
            <text:p>95.212</text:p>
          </table:table-cell>
          <table:table-cell office:value-type="percentage" office:value="0.84628375375535525" table:style-name="ce47">
            <text:p>84,6%</text:p>
          </table:table-cell>
          <table:table-cell office:value-type="float" office:value="80210" table:style-name="ce46">
            <text:p>80.210</text:p>
          </table:table-cell>
          <table:table-cell office:value-type="percentage" office:value="0.93584104353101771" table:style-name="ce47">
            <text:p>93,6%</text:p>
          </table:table-cell>
          <table:table-cell office:value-type="float" office:value="907010" table:style-name="ce46">
            <text:p>907.010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485793091831683" table:style-name="ce47">
            <text:p>95,5%</text:p>
          </table:table-cell>
          <table:table-cell office:value-type="percentage" office:value="0.85728814488482508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39" table:style-name="ce46">
            <text:p>242.939</text:p>
          </table:table-cell>
          <table:table-cell office:value-type="percentage" office:value="1" table:style-name="ce47">
            <text:p>100,0%</text:p>
          </table:table-cell>
          <table:table-cell office:value-type="float" office:value="292222" table:style-name="ce46">
            <text:p>292.222</text:p>
          </table:table-cell>
          <table:table-cell office:value-type="percentage" office:value="1" table:style-name="ce47">
            <text:p>100,0%</text:p>
          </table:table-cell>
          <table:table-cell office:value-type="float" office:value="347974" table:style-name="ce46">
            <text:p>347.974</text:p>
          </table:table-cell>
          <table:table-cell office:value-type="percentage" office:value="0.98418399959272107" table:style-name="ce47">
            <text:p>98,4%</text:p>
          </table:table-cell>
          <table:table-cell office:value-type="float" office:value="393423" table:style-name="ce46">
            <text:p>393.423</text:p>
          </table:table-cell>
          <table:table-cell office:value-type="percentage" office:value="0.96144428152492667" table:style-name="ce47">
            <text:p>96,1%</text:p>
          </table:table-cell>
          <table:table-cell office:value-type="float" office:value="411855" table:style-name="ce46">
            <text:p>411.855</text:p>
          </table:table-cell>
          <table:table-cell office:value-type="percentage" office:value="0.93003746299428458" table:style-name="ce47">
            <text:p>93,0%</text:p>
          </table:table-cell>
          <table:table-cell office:value-type="float" office:value="268123" table:style-name="ce46">
            <text:p>268.123</text:p>
          </table:table-cell>
          <table:table-cell office:value-type="percentage" office:value="0.86884231265270673" table:style-name="ce47">
            <text:p>86,9%</text:p>
          </table:table-cell>
          <table:table-cell office:value-type="float" office:value="203681" table:style-name="ce46">
            <text:p>203.681</text:p>
          </table:table-cell>
          <table:table-cell office:value-type="percentage" office:value="0.88417794601540189" table:style-name="ce47">
            <text:p>88,4%</text:p>
          </table:table-cell>
          <table:table-cell office:value-type="float" office:value="175848" table:style-name="ce46">
            <text:p>175.848</text:p>
          </table:table-cell>
          <table:table-cell office:value-type="percentage" office:value="0.95911510603019456" table:style-name="ce47">
            <text:p>95,9%</text:p>
          </table:table-cell>
          <table:table-cell office:value-type="float" office:value="2336065" table:style-name="ce46">
            <text:p>2.336.065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11734857358765" table:style-name="ce47">
            <text:p>95,1%</text:p>
          </table:table-cell>
          <table:table-cell office:value-type="percentage" office:value="0.866211498044404" table:style-name="ce47">
            <text:p>8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2" table:style-name="ce46">
            <text:p>23.452</text:p>
          </table:table-cell>
          <table:table-cell office:value-type="percentage" office:value="1" table:style-name="ce47">
            <text:p>100,0%</text:p>
          </table:table-cell>
          <table:table-cell office:value-type="float" office:value="28764" table:style-name="ce46">
            <text:p>28.764</text:p>
          </table:table-cell>
          <table:table-cell office:value-type="percentage" office:value="1" table:style-name="ce47">
            <text:p>100,0%</text:p>
          </table:table-cell>
          <table:table-cell office:value-type="float" office:value="38444" table:style-name="ce46">
            <text:p>38.444</text:p>
          </table:table-cell>
          <table:table-cell office:value-type="percentage" office:value="0.99559745170145542" table:style-name="ce47">
            <text:p>99,6%</text:p>
          </table:table-cell>
          <table:table-cell office:value-type="float" office:value="45807" table:style-name="ce46">
            <text:p>45.807</text:p>
          </table:table-cell>
          <table:table-cell office:value-type="percentage" office:value="0.96435789473684208" table:style-name="ce47">
            <text:p>96,4%</text:p>
          </table:table-cell>
          <table:table-cell office:value-type="float" office:value="48272" table:style-name="ce46">
            <text:p>48.272</text:p>
          </table:table-cell>
          <table:table-cell office:value-type="percentage" office:value="0.93326115536308096" table:style-name="ce47">
            <text:p>93,3%</text:p>
          </table:table-cell>
          <table:table-cell office:value-type="float" office:value="32274" table:style-name="ce46">
            <text:p>32.274</text:p>
          </table:table-cell>
          <table:table-cell office:value-type="percentage" office:value="0.87142239982719516" table:style-name="ce47">
            <text:p>87,1%</text:p>
          </table:table-cell>
          <table:table-cell office:value-type="float" office:value="25498" table:style-name="ce46">
            <text:p>25.498</text:p>
          </table:table-cell>
          <table:table-cell office:value-type="percentage" office:value="0.84525624875687866" table:style-name="ce47">
            <text:p>84,5%</text:p>
          </table:table-cell>
          <table:table-cell office:value-type="float" office:value="24279" table:style-name="ce46">
            <text:p>24.279</text:p>
          </table:table-cell>
          <table:table-cell office:value-type="percentage" office:value="0.93434673850298244" table:style-name="ce47">
            <text:p>93,4%</text:p>
          </table:table-cell>
          <table:table-cell office:value-type="float" office:value="266790" table:style-name="ce46">
            <text:p>266.790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4781493468429256" table:style-name="ce47">
            <text:p>94,8%</text:p>
          </table:table-cell>
          <table:table-cell office:value-type="percentage" office:value="0.84380218612418401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456" table:style-name="ce46">
            <text:p>375.456</text:p>
          </table:table-cell>
          <table:table-cell office:value-type="percentage" office:value="1" table:style-name="ce47">
            <text:p>100,0%</text:p>
          </table:table-cell>
          <table:table-cell office:value-type="float" office:value="513308" table:style-name="ce46">
            <text:p>513.308</text:p>
          </table:table-cell>
          <table:table-cell office:value-type="percentage" office:value="0.97392657243145808" table:style-name="ce47">
            <text:p>97,4%</text:p>
          </table:table-cell>
          <table:table-cell office:value-type="float" office:value="694390" table:style-name="ce46">
            <text:p>694.390</text:p>
          </table:table-cell>
          <table:table-cell office:value-type="percentage" office:value="0.96381746055981055" table:style-name="ce47">
            <text:p>96,4%</text:p>
          </table:table-cell>
          <table:table-cell office:value-type="float" office:value="951003" table:style-name="ce46">
            <text:p>951.003</text:p>
          </table:table-cell>
          <table:table-cell office:value-type="percentage" office:value="0.96084299309225785" table:style-name="ce47">
            <text:p>96,1%</text:p>
          </table:table-cell>
          <table:table-cell office:value-type="float" office:value="1052578" table:style-name="ce46">
            <text:p>1.052.578</text:p>
          </table:table-cell>
          <table:table-cell office:value-type="percentage" office:value="0.91050861004832906" table:style-name="ce47">
            <text:p>91,1%</text:p>
          </table:table-cell>
          <table:table-cell office:value-type="float" office:value="779076" table:style-name="ce46">
            <text:p>779.076</text:p>
          </table:table-cell>
          <table:table-cell office:value-type="percentage" office:value="0.86482898259854091" table:style-name="ce47">
            <text:p>86,5%</text:p>
          </table:table-cell>
          <table:table-cell office:value-type="float" office:value="633925" table:style-name="ce46">
            <text:p>633.925</text:p>
          </table:table-cell>
          <table:table-cell office:value-type="percentage" office:value="0.86182987858180948" table:style-name="ce47">
            <text:p>86,2%</text:p>
          </table:table-cell>
          <table:table-cell office:value-type="float" office:value="489502" table:style-name="ce46">
            <text:p>489.502</text:p>
          </table:table-cell>
          <table:table-cell office:value-type="percentage" office:value="0.8576619826891404" table:style-name="ce47">
            <text:p>85,8%</text:p>
          </table:table-cell>
          <table:table-cell office:value-type="float" office:value="5489238" table:style-name="ce46">
            <text:p>5.489.238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1933052728328757" table:style-name="ce47">
            <text:p>91,9%</text:p>
          </table:table-cell>
          <table:table-cell office:value-type="percentage" office:value="0.81251890959923789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33" table:style-name="ce46">
            <text:p>74.233</text:p>
          </table:table-cell>
          <table:table-cell office:value-type="percentage" office:value="1" table:style-name="ce47">
            <text:p>100,0%</text:p>
          </table:table-cell>
          <table:table-cell office:value-type="float" office:value="103906" table:style-name="ce46">
            <text:p>103.906</text:p>
          </table:table-cell>
          <table:table-cell office:value-type="percentage" office:value="0.99984603837493502" table:style-name="ce47">
            <text:p>100,0%</text:p>
          </table:table-cell>
          <table:table-cell office:value-type="float" office:value="149746" table:style-name="ce46">
            <text:p>149.746</text:p>
          </table:table-cell>
          <table:table-cell office:value-type="percentage" office:value="0.97528347477221067" table:style-name="ce47">
            <text:p>97,5%</text:p>
          </table:table-cell>
          <table:table-cell office:value-type="float" office:value="209644" table:style-name="ce46">
            <text:p>209.644</text:p>
          </table:table-cell>
          <table:table-cell office:value-type="percentage" office:value="0.96121557245888412" table:style-name="ce47">
            <text:p>96,1%</text:p>
          </table:table-cell>
          <table:table-cell office:value-type="float" office:value="236129" table:style-name="ce46">
            <text:p>236.129</text:p>
          </table:table-cell>
          <table:table-cell office:value-type="percentage" office:value="0.93528288733621689" table:style-name="ce47">
            <text:p>93,5%</text:p>
          </table:table-cell>
          <table:table-cell office:value-type="float" office:value="173939" table:style-name="ce46">
            <text:p>173.939</text:p>
          </table:table-cell>
          <table:table-cell office:value-type="percentage" office:value="0.87374041813596959" table:style-name="ce47">
            <text:p>87,4%</text:p>
          </table:table-cell>
          <table:table-cell office:value-type="float" office:value="149365" table:style-name="ce46">
            <text:p>149.365</text:p>
          </table:table-cell>
          <table:table-cell office:value-type="percentage" office:value="0.85872058595254663" table:style-name="ce47">
            <text:p>85,9%</text:p>
          </table:table-cell>
          <table:table-cell office:value-type="float" office:value="129841" table:style-name="ce46">
            <text:p>129.841</text:p>
          </table:table-cell>
          <table:table-cell office:value-type="percentage" office:value="0.89783288156220609" table:style-name="ce47">
            <text:p>89,8%</text:p>
          </table:table-cell>
          <table:table-cell office:value-type="float" office:value="1226803" table:style-name="ce46">
            <text:p>1.226.803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10792083265661" table:style-name="ce47">
            <text:p>93,1%</text:p>
          </table:table-cell>
          <table:table-cell office:value-type="percentage" office:value="0.81080064715850364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8" table:style-name="ce46">
            <text:p>42.5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87" table:style-name="ce46">
            <text:p>55.987</text:p>
          </table:table-cell>
          <table:table-cell office:value-type="percentage" office:value="0.98847104519774009" table:style-name="ce47">
            <text:p>98,8%</text:p>
          </table:table-cell>
          <table:table-cell office:value-type="float" office:value="72592" table:style-name="ce46">
            <text:p>72.592</text:p>
          </table:table-cell>
          <table:table-cell office:value-type="percentage" office:value="0.9593233778247654" table:style-name="ce47">
            <text:p>95,9%</text:p>
          </table:table-cell>
          <table:table-cell office:value-type="float" office:value="92454" table:style-name="ce46">
            <text:p>92.454</text:p>
          </table:table-cell>
          <table:table-cell office:value-type="percentage" office:value="0.9463243873978997" table:style-name="ce47">
            <text:p>94,6%</text:p>
          </table:table-cell>
          <table:table-cell office:value-type="float" office:value="96418" table:style-name="ce46">
            <text:p>96.418</text:p>
          </table:table-cell>
          <table:table-cell office:value-type="percentage" office:value="0.91198698485665375" table:style-name="ce47">
            <text:p>91,2%</text:p>
          </table:table-cell>
          <table:table-cell office:value-type="float" office:value="65742" table:style-name="ce46">
            <text:p>65.742</text:p>
          </table:table-cell>
          <table:table-cell office:value-type="percentage" office:value="0.8568077258924266" table:style-name="ce47">
            <text:p>85,7%</text:p>
          </table:table-cell>
          <table:table-cell office:value-type="float" office:value="59587" table:style-name="ce46">
            <text:p>59.587</text:p>
          </table:table-cell>
          <table:table-cell office:value-type="percentage" office:value="0.8660649399726752" table:style-name="ce47">
            <text:p>86,6%</text:p>
          </table:table-cell>
          <table:table-cell office:value-type="float" office:value="52219" table:style-name="ce46">
            <text:p>52.219</text:p>
          </table:table-cell>
          <table:table-cell office:value-type="percentage" office:value="0.90782496827245707" table:style-name="ce47">
            <text:p>90,8%</text:p>
          </table:table-cell>
          <table:table-cell office:value-type="float" office:value="537567" table:style-name="ce46">
            <text:p>537.567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656168666641392" table:style-name="ce47">
            <text:p>92,7%</text:p>
          </table:table-cell>
          <table:table-cell office:value-type="percentage" office:value="0.8174009433531918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609" table:style-name="ce46">
            <text:p>164.609</text:p>
          </table:table-cell>
          <table:table-cell office:value-type="percentage" office:value="1" table:style-name="ce47">
            <text:p>100,0%</text:p>
          </table:table-cell>
          <table:table-cell office:value-type="float" office:value="214290" table:style-name="ce46">
            <text:p>214.290</text:p>
          </table:table-cell>
          <table:table-cell office:value-type="percentage" office:value="0.9904051468345304" table:style-name="ce47">
            <text:p>99,0%</text:p>
          </table:table-cell>
          <table:table-cell office:value-type="float" office:value="280004" table:style-name="ce46">
            <text:p>280.004</text:p>
          </table:table-cell>
          <table:table-cell office:value-type="percentage" office:value="0.98536403402272643" table:style-name="ce47">
            <text:p>98,5%</text:p>
          </table:table-cell>
          <table:table-cell office:value-type="float" office:value="326717" table:style-name="ce46">
            <text:p>326.717</text:p>
          </table:table-cell>
          <table:table-cell office:value-type="percentage" office:value="0.96814503344030678" table:style-name="ce47">
            <text:p>96,8%</text:p>
          </table:table-cell>
          <table:table-cell office:value-type="float" office:value="325773" table:style-name="ce46">
            <text:p>325.773</text:p>
          </table:table-cell>
          <table:table-cell office:value-type="percentage" office:value="0.93595718028868258" table:style-name="ce47">
            <text:p>93,6%</text:p>
          </table:table-cell>
          <table:table-cell office:value-type="float" office:value="210912" table:style-name="ce46">
            <text:p>210.912</text:p>
          </table:table-cell>
          <table:table-cell office:value-type="percentage" office:value="0.88754602646916492" table:style-name="ce47">
            <text:p>88,8%</text:p>
          </table:table-cell>
          <table:table-cell office:value-type="float" office:value="174088" table:style-name="ce46">
            <text:p>174.088</text:p>
          </table:table-cell>
          <table:table-cell office:value-type="percentage" office:value="0.87386993951258696" table:style-name="ce47">
            <text:p>87,4%</text:p>
          </table:table-cell>
          <table:table-cell office:value-type="float" office:value="157758" table:style-name="ce46">
            <text:p>157.758</text:p>
          </table:table-cell>
          <table:table-cell office:value-type="percentage" office:value="0.91286158190455802" table:style-name="ce47">
            <text:p>91,3%</text:p>
          </table:table-cell>
          <table:table-cell office:value-type="float" office:value="1854151" table:style-name="ce46">
            <text:p>1.854.151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829211360371268" table:style-name="ce47">
            <text:p>94,8%</text:p>
          </table:table-cell>
          <table:table-cell office:value-type="percentage" office:value="0.84822920269288549" table:style-name="ce47">
            <text:p>8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85160380683820935" table:style-name="ce47">
            <text:p>85,2%</text:p>
          </table:table-cell>
          <table:table-cell office:value-type="float" office:value="3913" table:style-name="ce46">
            <text:p>3.913</text:p>
          </table:table-cell>
          <table:table-cell office:value-type="percentage" office:value="0.88851044504995458" table:style-name="ce47">
            <text:p>88,9%</text:p>
          </table:table-cell>
          <table:table-cell office:value-type="float" office:value="7713" table:style-name="ce46">
            <text:p>7.713</text:p>
          </table:table-cell>
          <table:table-cell office:value-type="percentage" office:value="0.92604154160163288" table:style-name="ce47">
            <text:p>92,6%</text:p>
          </table:table-cell>
          <table:table-cell office:value-type="float" office:value="10682" table:style-name="ce46">
            <text:p>10.682</text:p>
          </table:table-cell>
          <table:table-cell office:value-type="percentage" office:value="0.92428831011508172" table:style-name="ce47">
            <text:p>92,4%</text:p>
          </table:table-cell>
          <table:table-cell office:value-type="float" office:value="11302" table:style-name="ce46">
            <text:p>11.302</text:p>
          </table:table-cell>
          <table:table-cell office:value-type="percentage" office:value="0.91462329044266411" table:style-name="ce47">
            <text:p>91,5%</text:p>
          </table:table-cell>
          <table:table-cell office:value-type="float" office:value="9495" table:style-name="ce46">
            <text:p>9.495</text:p>
          </table:table-cell>
          <table:table-cell office:value-type="percentage" office:value="0.83296780419335026" table:style-name="ce47">
            <text:p>83,3%</text:p>
          </table:table-cell>
          <table:table-cell office:value-type="float" office:value="9578" table:style-name="ce46">
            <text:p>9.578</text:p>
          </table:table-cell>
          <table:table-cell office:value-type="percentage" office:value="0.88154624942475834" table:style-name="ce47">
            <text:p>88,2%</text:p>
          </table:table-cell>
          <table:table-cell office:value-type="float" office:value="9166" table:style-name="ce46">
            <text:p>9.166</text:p>
          </table:table-cell>
          <table:table-cell office:value-type="percentage" office:value="0.98760909384764572" table:style-name="ce47">
            <text:p>98,8%</text:p>
          </table:table-cell>
          <table:table-cell office:value-type="float" office:value="64265" table:style-name="ce46">
            <text:p>64.265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0477129059961425" table:style-name="ce47">
            <text:p>90,5%</text:p>
          </table:table-cell>
          <table:table-cell office:value-type="percentage" office:value="0.76948405713806767" table:style-name="ce47">
            <text:p>7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3512544802867383" table:style-name="ce47">
            <text:p>83,5%</text:p>
          </table:table-cell>
          <table:table-cell office:value-type="float" office:value="3429" table:style-name="ce46">
            <text:p>3.429</text:p>
          </table:table-cell>
          <table:table-cell office:value-type="percentage" office:value="0.90165658690507489" table:style-name="ce47">
            <text:p>90,2%</text:p>
          </table:table-cell>
          <table:table-cell office:value-type="float" office:value="7502" table:style-name="ce46">
            <text:p>7.502</text:p>
          </table:table-cell>
          <table:table-cell office:value-type="percentage" office:value="0.93716427232979382" table:style-name="ce47">
            <text:p>93,7%</text:p>
          </table:table-cell>
          <table:table-cell office:value-type="float" office:value="10151" table:style-name="ce46">
            <text:p>10.151</text:p>
          </table:table-cell>
          <table:table-cell office:value-type="percentage" office:value="0.93982038700120363" table:style-name="ce47">
            <text:p>94,0%</text:p>
          </table:table-cell>
          <table:table-cell office:value-type="float" office:value="10647" table:style-name="ce46">
            <text:p>10.647</text:p>
          </table:table-cell>
          <table:table-cell office:value-type="percentage" office:value="0.97473221642405927" table:style-name="ce47">
            <text:p>97,5%</text:p>
          </table:table-cell>
          <table:table-cell office:value-type="float" office:value="9231" table:style-name="ce46">
            <text:p>9.231</text:p>
          </table:table-cell>
          <table:table-cell office:value-type="percentage" office:value="0.84285975164353544" table:style-name="ce47">
            <text:p>84,3%</text:p>
          </table:table-cell>
          <table:table-cell office:value-type="float" office:value="9579" table:style-name="ce46">
            <text:p>9.579</text:p>
          </table:table-cell>
          <table:table-cell office:value-type="percentage" office:value="0.81934821657685397" table:style-name="ce47">
            <text:p>81,9%</text:p>
          </table:table-cell>
          <table:table-cell office:value-type="float" office:value="8634" table:style-name="ce46">
            <text:p>8.634</text:p>
          </table:table-cell>
          <table:table-cell office:value-type="percentage" office:value="0.9012526096033403" table:style-name="ce47">
            <text:p>90,1%</text:p>
          </table:table-cell>
          <table:table-cell office:value-type="float" office:value="61270" table:style-name="ce46">
            <text:p>61.270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7518530454399" table:style-name="ce47">
            <text:p>89,8%</text:p>
          </table:table-cell>
          <table:table-cell office:value-type="percentage" office:value="0.72921377734402892" table:style-name="ce47">
            <text:p>7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702" table:style-name="ce46">
            <text:p>9.702</text:p>
          </table:table-cell>
          <table:table-cell office:value-type="string" table:style-name="ce47">
            <text:p>-</text:p>
          </table:table-cell>
          <table:table-cell office:value-type="float" office:value="22747" table:style-name="ce46">
            <text:p>22.747</text:p>
          </table:table-cell>
          <table:table-cell office:value-type="string" table:style-name="ce47">
            <text:p>-</text:p>
          </table:table-cell>
          <table:table-cell office:value-type="float" office:value="32892" table:style-name="ce46">
            <text:p>32.892</text:p>
          </table:table-cell>
          <table:table-cell office:value-type="string" table:style-name="ce47">
            <text:p>-</text:p>
          </table:table-cell>
          <table:table-cell office:value-type="float" office:value="25051" table:style-name="ce46">
            <text:p>25.051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367" table:style-name="ce46">
            <text:p>95.36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08" table:style-name="ce49">
            <text:p>908</text:p>
          </table:table-cell>
          <table:table-cell office:value-type="string" table:style-name="ce50">
            <text:p>-</text:p>
          </table:table-cell>
          <table:table-cell office:value-type="float" office:value="1895" table:style-name="ce49">
            <text:p>1.895</text:p>
          </table:table-cell>
          <table:table-cell office:value-type="string" table:style-name="ce50">
            <text:p>-</text:p>
          </table:table-cell>
          <table:table-cell office:value-type="float" office:value="2351" table:style-name="ce49">
            <text:p>2.351</text:p>
          </table:table-cell>
          <table:table-cell office:value-type="string" table:style-name="ce50">
            <text:p>-</text:p>
          </table:table-cell>
          <table:table-cell office:value-type="float" office:value="2076" table:style-name="ce49">
            <text:p>2.076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891" table:style-name="ce49">
            <text:p>7.89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8769" table:style-name="ce53">
            <text:p>2.948.769</text:p>
          </table:table-cell>
          <table:table-cell office:value-type="percentage" office:value="1" table:style-name="ce54">
            <text:p>100,0%</text:p>
          </table:table-cell>
          <table:table-cell office:value-type="float" office:value="3963385" table:style-name="ce53">
            <text:p>3.963.385</text:p>
          </table:table-cell>
          <table:table-cell office:value-type="percentage" office:value="0.99163236655858933" table:style-name="ce54">
            <text:p>99,2%</text:p>
          </table:table-cell>
          <table:table-cell office:value-type="float" office:value="5326696" table:style-name="ce53">
            <text:p>5.326.696</text:p>
          </table:table-cell>
          <table:table-cell office:value-type="percentage" office:value="0.96714321508589851" table:style-name="ce54">
            <text:p>96,7%</text:p>
          </table:table-cell>
          <table:table-cell office:value-type="float" office:value="6754507" table:style-name="ce53">
            <text:p>6.754.507</text:p>
          </table:table-cell>
          <table:table-cell office:value-type="percentage" office:value="0.94737418639793969" table:style-name="ce54">
            <text:p>94,7%</text:p>
          </table:table-cell>
          <table:table-cell office:value-type="float" office:value="7108144" table:style-name="ce53">
            <text:p>7.108.144</text:p>
          </table:table-cell>
          <table:table-cell office:value-type="percentage" office:value="0.90934099954866487" table:style-name="ce54">
            <text:p>90,9%</text:p>
          </table:table-cell>
          <table:table-cell office:value-type="float" office:value="5092580" table:style-name="ce53">
            <text:p>5.092.580</text:p>
          </table:table-cell>
          <table:table-cell office:value-type="percentage" office:value="0.85704524723915432" table:style-name="ce54">
            <text:p>85,7%</text:p>
          </table:table-cell>
          <table:table-cell office:value-type="float" office:value="4208338" table:style-name="ce53">
            <text:p>4.208.338</text:p>
          </table:table-cell>
          <table:table-cell office:value-type="percentage" office:value="0.8545534108827002" table:style-name="ce54">
            <text:p>85,5%</text:p>
          </table:table-cell>
          <table:table-cell office:value-type="float" office:value="3570161" table:style-name="ce53">
            <text:p>3.570.161</text:p>
          </table:table-cell>
          <table:table-cell office:value-type="percentage" office:value="0.89613329645212481" table:style-name="ce54">
            <text:p>89,6%</text:p>
          </table:table-cell>
          <table:table-cell office:value-type="float" office:value="38972580" table:style-name="ce53">
            <text:p>38.972.580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384851281258928" table:style-name="ce54">
            <text:p>92,4%</text:p>
          </table:table-cell>
          <table:table-cell office:value-type="percentage" office:value="0.82222893173624578" table:style-name="ce54">
            <text:p>82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160" table:style-name="ce43">
            <text:p>430.160</text:p>
          </table:table-cell>
          <table:table-cell office:value-type="percentage" office:value="1" table:style-name="ce44">
            <text:p>100,0%</text:p>
          </table:table-cell>
          <table:table-cell office:value-type="float" office:value="651974" table:style-name="ce43">
            <text:p>651.974</text:p>
          </table:table-cell>
          <table:table-cell office:value-type="percentage" office:value="0.99641002990877592" table:style-name="ce44">
            <text:p>99,6%</text:p>
          </table:table-cell>
          <table:table-cell office:value-type="float" office:value="928551" table:style-name="ce43">
            <text:p>928.551</text:p>
          </table:table-cell>
          <table:table-cell office:value-type="percentage" office:value="0.96902828029625487" table:style-name="ce44">
            <text:p>96,9%</text:p>
          </table:table-cell>
          <table:table-cell office:value-type="float" office:value="1215870" table:style-name="ce43">
            <text:p>1.215.870</text:p>
          </table:table-cell>
          <table:table-cell office:value-type="percentage" office:value="0.94429830590614561" table:style-name="ce44">
            <text:p>94,4%</text:p>
          </table:table-cell>
          <table:table-cell office:value-type="float" office:value="1255500" table:style-name="ce43">
            <text:p>1.255.500</text:p>
          </table:table-cell>
          <table:table-cell office:value-type="percentage" office:value="0.90693299892511647" table:style-name="ce44">
            <text:p>90,7%</text:p>
          </table:table-cell>
          <table:table-cell office:value-type="float" office:value="935369" table:style-name="ce43">
            <text:p>935.369</text:p>
          </table:table-cell>
          <table:table-cell office:value-type="percentage" office:value="0.84896707397984883" table:style-name="ce44">
            <text:p>84,9%</text:p>
          </table:table-cell>
          <table:table-cell office:value-type="float" office:value="774538" table:style-name="ce43">
            <text:p>774.538</text:p>
          </table:table-cell>
          <table:table-cell office:value-type="percentage" office:value="0.836332970526243" table:style-name="ce44">
            <text:p>83,6%</text:p>
          </table:table-cell>
          <table:table-cell office:value-type="float" office:value="682423" table:style-name="ce43">
            <text:p>682.423</text:p>
          </table:table-cell>
          <table:table-cell office:value-type="percentage" office:value="0.88299997670946084" table:style-name="ce44">
            <text:p>88,3%</text:p>
          </table:table-cell>
          <table:table-cell office:value-type="float" office:value="6874385" table:style-name="ce43">
            <text:p>6.874.385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560740835947763" table:style-name="ce44">
            <text:p>91,6%</text:p>
          </table:table-cell>
          <table:table-cell office:value-type="percentage" office:value="0.80854029013844275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41" table:style-name="ce46">
            <text:p>100.441</text:p>
          </table:table-cell>
          <table:table-cell office:value-type="percentage" office:value="1" table:style-name="ce47">
            <text:p>100,0%</text:p>
          </table:table-cell>
          <table:table-cell office:value-type="float" office:value="119054" table:style-name="ce46">
            <text:p>119.054</text:p>
          </table:table-cell>
          <table:table-cell office:value-type="percentage" office:value="0.99522675026123297" table:style-name="ce47">
            <text:p>99,5%</text:p>
          </table:table-cell>
          <table:table-cell office:value-type="float" office:value="154017" table:style-name="ce46">
            <text:p>154.017</text:p>
          </table:table-cell>
          <table:table-cell office:value-type="percentage" office:value="0.9547889157522782" table:style-name="ce47">
            <text:p>95,5%</text:p>
          </table:table-cell>
          <table:table-cell office:value-type="float" office:value="186018" table:style-name="ce46">
            <text:p>186.018</text:p>
          </table:table-cell>
          <table:table-cell office:value-type="percentage" office:value="0.92560083594566356" table:style-name="ce47">
            <text:p>92,6%</text:p>
          </table:table-cell>
          <table:table-cell office:value-type="float" office:value="188686" table:style-name="ce46">
            <text:p>188.686</text:p>
          </table:table-cell>
          <table:table-cell office:value-type="percentage" office:value="0.88320843299615703" table:style-name="ce47">
            <text:p>88,3%</text:p>
          </table:table-cell>
          <table:table-cell office:value-type="float" office:value="127131" table:style-name="ce46">
            <text:p>127.131</text:p>
          </table:table-cell>
          <table:table-cell office:value-type="percentage" office:value="0.80321333350181323" table:style-name="ce47">
            <text:p>80,3%</text:p>
          </table:table-cell>
          <table:table-cell office:value-type="float" office:value="105392" table:style-name="ce46">
            <text:p>105.392</text:p>
          </table:table-cell>
          <table:table-cell office:value-type="percentage" office:value="0.80576155598709465" table:style-name="ce47">
            <text:p>80,6%</text:p>
          </table:table-cell>
          <table:table-cell office:value-type="float" office:value="89334" table:style-name="ce46">
            <text:p>89.334</text:p>
          </table:table-cell>
          <table:table-cell office:value-type="percentage" office:value="0.83460859329017067" table:style-name="ce47">
            <text:p>83,5%</text:p>
          </table:table-cell>
          <table:table-cell office:value-type="float" office:value="1070073" table:style-name="ce46">
            <text:p>1.070.073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89966857461863381" table:style-name="ce47">
            <text:p>90,0%</text:p>
          </table:table-cell>
          <table:table-cell office:value-type="percentage" office:value="0.80388135520642945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01" table:style-name="ce46">
            <text:p>88.301</text:p>
          </table:table-cell>
          <table:table-cell office:value-type="percentage" office:value="1" table:style-name="ce47">
            <text:p>100,0%</text:p>
          </table:table-cell>
          <table:table-cell office:value-type="float" office:value="114082" table:style-name="ce46">
            <text:p>114.082</text:p>
          </table:table-cell>
          <table:table-cell office:value-type="percentage" office:value="1" table:style-name="ce47">
            <text:p>100,0%</text:p>
          </table:table-cell>
          <table:table-cell office:value-type="float" office:value="147808" table:style-name="ce46">
            <text:p>147.808</text:p>
          </table:table-cell>
          <table:table-cell office:value-type="percentage" office:value="0.97248503190999402" table:style-name="ce47">
            <text:p>97,2%</text:p>
          </table:table-cell>
          <table:table-cell office:value-type="float" office:value="152941" table:style-name="ce46">
            <text:p>152.941</text:p>
          </table:table-cell>
          <table:table-cell office:value-type="percentage" office:value="0.9435967991707952" table:style-name="ce47">
            <text:p>94,4%</text:p>
          </table:table-cell>
          <table:table-cell office:value-type="float" office:value="150684" table:style-name="ce46">
            <text:p>150.684</text:p>
          </table:table-cell>
          <table:table-cell office:value-type="percentage" office:value="0.90817261330761812" table:style-name="ce47">
            <text:p>90,8%</text:p>
          </table:table-cell>
          <table:table-cell office:value-type="float" office:value="90602" table:style-name="ce46">
            <text:p>90.602</text:p>
          </table:table-cell>
          <table:table-cell office:value-type="percentage" office:value="0.83434170419279685" table:style-name="ce47">
            <text:p>83,4%</text:p>
          </table:table-cell>
          <table:table-cell office:value-type="float" office:value="66208" table:style-name="ce46">
            <text:p>66.208</text:p>
          </table:table-cell>
          <table:table-cell office:value-type="percentage" office:value="0.83551651901769264" table:style-name="ce47">
            <text:p>83,6%</text:p>
          </table:table-cell>
          <table:table-cell office:value-type="float" office:value="60378" table:style-name="ce46">
            <text:p>60.378</text:p>
          </table:table-cell>
          <table:table-cell office:value-type="percentage" office:value="0.92524825303420377" table:style-name="ce47">
            <text:p>92,5%</text:p>
          </table:table-cell>
          <table:table-cell office:value-type="float" office:value="871004" table:style-name="ce46">
            <text:p>871.00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11350243485125" table:style-name="ce47">
            <text:p>93,6%</text:p>
          </table:table-cell>
          <table:table-cell office:value-type="percentage" office:value="0.8599204848705041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48" table:style-name="ce46">
            <text:p>51.248</text:p>
          </table:table-cell>
          <table:table-cell office:value-type="percentage" office:value="0.95553110957805831" table:style-name="ce47">
            <text:p>95,6%</text:p>
          </table:table-cell>
          <table:table-cell office:value-type="float" office:value="79401" table:style-name="ce46">
            <text:p>79.401</text:p>
          </table:table-cell>
          <table:table-cell office:value-type="percentage" office:value="0.91020702936928266" table:style-name="ce47">
            <text:p>91,0%</text:p>
          </table:table-cell>
          <table:table-cell office:value-type="float" office:value="111138" table:style-name="ce46">
            <text:p>111.138</text:p>
          </table:table-cell>
          <table:table-cell office:value-type="percentage" office:value="0.87240272228458393" table:style-name="ce47">
            <text:p>87,2%</text:p>
          </table:table-cell>
          <table:table-cell office:value-type="float" office:value="151562" table:style-name="ce46">
            <text:p>151.562</text:p>
          </table:table-cell>
          <table:table-cell office:value-type="percentage" office:value="0.85383193996890283" table:style-name="ce47">
            <text:p>85,4%</text:p>
          </table:table-cell>
          <table:table-cell office:value-type="float" office:value="170691" table:style-name="ce46">
            <text:p>170.691</text:p>
          </table:table-cell>
          <table:table-cell office:value-type="percentage" office:value="0.78796342032009525" table:style-name="ce47">
            <text:p>78,8%</text:p>
          </table:table-cell>
          <table:table-cell office:value-type="float" office:value="130842" table:style-name="ce46">
            <text:p>130.842</text:p>
          </table:table-cell>
          <table:table-cell office:value-type="percentage" office:value="0.7109162333534369" table:style-name="ce47">
            <text:p>71,1%</text:p>
          </table:table-cell>
          <table:table-cell office:value-type="float" office:value="100640" table:style-name="ce46">
            <text:p>100.640</text:p>
          </table:table-cell>
          <table:table-cell office:value-type="percentage" office:value="0.73345820002477902" table:style-name="ce47">
            <text:p>73,3%</text:p>
          </table:table-cell>
          <table:table-cell office:value-type="float" office:value="78182" table:style-name="ce46">
            <text:p>78.182</text:p>
          </table:table-cell>
          <table:table-cell office:value-type="percentage" office:value="0.7854645555376949" table:style-name="ce47">
            <text:p>78,5%</text:p>
          </table:table-cell>
          <table:table-cell office:value-type="float" office:value="873704" table:style-name="ce46">
            <text:p>873.704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660495371528651" table:style-name="ce47">
            <text:p>80,7%</text:p>
          </table:table-cell>
          <table:table-cell office:value-type="percentage" office:value="0.71628292103051794" table:style-name="ce47">
            <text:p>7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81" table:style-name="ce46">
            <text:p>92.381</text:p>
          </table:table-cell>
          <table:table-cell office:value-type="percentage" office:value="0.9204778701102011" table:style-name="ce47">
            <text:p>92,0%</text:p>
          </table:table-cell>
          <table:table-cell office:value-type="float" office:value="151030" table:style-name="ce46">
            <text:p>151.030</text:p>
          </table:table-cell>
          <table:table-cell office:value-type="percentage" office:value="0.90196242370674728" table:style-name="ce47">
            <text:p>90,2%</text:p>
          </table:table-cell>
          <table:table-cell office:value-type="float" office:value="222657" table:style-name="ce46">
            <text:p>222.657</text:p>
          </table:table-cell>
          <table:table-cell office:value-type="percentage" office:value="0.885122537814792" table:style-name="ce47">
            <text:p>88,5%</text:p>
          </table:table-cell>
          <table:table-cell office:value-type="float" office:value="320854" table:style-name="ce46">
            <text:p>320.854</text:p>
          </table:table-cell>
          <table:table-cell office:value-type="percentage" office:value="0.87130105608463881" table:style-name="ce47">
            <text:p>87,1%</text:p>
          </table:table-cell>
          <table:table-cell office:value-type="float" office:value="317825" table:style-name="ce46">
            <text:p>317.825</text:p>
          </table:table-cell>
          <table:table-cell office:value-type="percentage" office:value="0.8064475203308763" table:style-name="ce47">
            <text:p>80,6%</text:p>
          </table:table-cell>
          <table:table-cell office:value-type="float" office:value="228418" table:style-name="ce46">
            <text:p>228.418</text:p>
          </table:table-cell>
          <table:table-cell office:value-type="percentage" office:value="0.73009186158753703" table:style-name="ce47">
            <text:p>73,0%</text:p>
          </table:table-cell>
          <table:table-cell office:value-type="float" office:value="185181" table:style-name="ce46">
            <text:p>185.181</text:p>
          </table:table-cell>
          <table:table-cell office:value-type="percentage" office:value="0.72713815079062794" table:style-name="ce47">
            <text:p>72,7%</text:p>
          </table:table-cell>
          <table:table-cell office:value-type="float" office:value="151770" table:style-name="ce46">
            <text:p>151.770</text:p>
          </table:table-cell>
          <table:table-cell office:value-type="percentage" office:value="0.8236507204298158" table:style-name="ce47">
            <text:p>82,4%</text:p>
          </table:table-cell>
          <table:table-cell office:value-type="float" office:value="1670116" table:style-name="ce46">
            <text:p>1.670.116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12959543410836" table:style-name="ce47">
            <text:p>82,1%</text:p>
          </table:table-cell>
          <table:table-cell office:value-type="percentage" office:value="0.74413610239670924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91" table:style-name="ce46">
            <text:p>42.191</text:p>
          </table:table-cell>
          <table:table-cell office:value-type="percentage" office:value="1" table:style-name="ce47">
            <text:p>100,0%</text:p>
          </table:table-cell>
          <table:table-cell office:value-type="float" office:value="55987" table:style-name="ce46">
            <text:p>55.987</text:p>
          </table:table-cell>
          <table:table-cell office:value-type="percentage" office:value="1" table:style-name="ce47">
            <text:p>100,0%</text:p>
          </table:table-cell>
          <table:table-cell office:value-type="float" office:value="76710" table:style-name="ce46">
            <text:p>76.710</text:p>
          </table:table-cell>
          <table:table-cell office:value-type="percentage" office:value="0.96786403724592152" table:style-name="ce47">
            <text:p>96,8%</text:p>
          </table:table-cell>
          <table:table-cell office:value-type="float" office:value="84504" table:style-name="ce46">
            <text:p>84.504</text:p>
          </table:table-cell>
          <table:table-cell office:value-type="percentage" office:value="0.92892162251291632" table:style-name="ce47">
            <text:p>92,9%</text:p>
          </table:table-cell>
          <table:table-cell office:value-type="float" office:value="88394" table:style-name="ce46">
            <text:p>88.394</text:p>
          </table:table-cell>
          <table:table-cell office:value-type="percentage" office:value="0.90766639968784013" table:style-name="ce47">
            <text:p>90,8%</text:p>
          </table:table-cell>
          <table:table-cell office:value-type="float" office:value="55586" table:style-name="ce46">
            <text:p>55.586</text:p>
          </table:table-cell>
          <table:table-cell office:value-type="percentage" office:value="0.8276899252509009" table:style-name="ce47">
            <text:p>82,8%</text:p>
          </table:table-cell>
          <table:table-cell office:value-type="float" office:value="42059" table:style-name="ce46">
            <text:p>42.059</text:p>
          </table:table-cell>
          <table:table-cell office:value-type="percentage" office:value="0.82674503174571978" table:style-name="ce47">
            <text:p>82,7%</text:p>
          </table:table-cell>
          <table:table-cell office:value-type="float" office:value="40860" table:style-name="ce46">
            <text:p>40.860</text:p>
          </table:table-cell>
          <table:table-cell office:value-type="percentage" office:value="0.90232537596890661" table:style-name="ce47">
            <text:p>90,2%</text:p>
          </table:table-cell>
          <table:table-cell office:value-type="float" office:value="486291" table:style-name="ce46">
            <text:p>486.291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264477423908386" table:style-name="ce47">
            <text:p>92,3%</text:p>
          </table:table-cell>
          <table:table-cell office:value-type="percentage" office:value="0.83318227377474707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40" table:style-name="ce46">
            <text:p>227.940</text:p>
          </table:table-cell>
          <table:table-cell office:value-type="percentage" office:value="1" table:style-name="ce47">
            <text:p>100,0%</text:p>
          </table:table-cell>
          <table:table-cell office:value-type="float" office:value="250408" table:style-name="ce46">
            <text:p>250.408</text:p>
          </table:table-cell>
          <table:table-cell office:value-type="percentage" office:value="1" table:style-name="ce47">
            <text:p>100,0%</text:p>
          </table:table-cell>
          <table:table-cell office:value-type="float" office:value="322010" table:style-name="ce46">
            <text:p>322.010</text:p>
          </table:table-cell>
          <table:table-cell office:value-type="percentage" office:value="0.98400882524607092" table:style-name="ce47">
            <text:p>98,4%</text:p>
          </table:table-cell>
          <table:table-cell office:value-type="float" office:value="352378" table:style-name="ce46">
            <text:p>352.378</text:p>
          </table:table-cell>
          <table:table-cell office:value-type="percentage" office:value="0.92438412079653098" table:style-name="ce47">
            <text:p>92,4%</text:p>
          </table:table-cell>
          <table:table-cell office:value-type="float" office:value="319896" table:style-name="ce46">
            <text:p>319.896</text:p>
          </table:table-cell>
          <table:table-cell office:value-type="percentage" office:value="0.88810167628164194" table:style-name="ce47">
            <text:p>88,8%</text:p>
          </table:table-cell>
          <table:table-cell office:value-type="float" office:value="212028" table:style-name="ce46">
            <text:p>212.028</text:p>
          </table:table-cell>
          <table:table-cell office:value-type="percentage" office:value="0.81895079991657072" table:style-name="ce47">
            <text:p>81,9%</text:p>
          </table:table-cell>
          <table:table-cell office:value-type="float" office:value="172539" table:style-name="ce46">
            <text:p>172.539</text:p>
          </table:table-cell>
          <table:table-cell office:value-type="percentage" office:value="0.8147125069057839" table:style-name="ce47">
            <text:p>81,5%</text:p>
          </table:table-cell>
          <table:table-cell office:value-type="float" office:value="141830" table:style-name="ce46">
            <text:p>141.830</text:p>
          </table:table-cell>
          <table:table-cell office:value-type="percentage" office:value="0.84323238088443386" table:style-name="ce47">
            <text:p>84,3%</text:p>
          </table:table-cell>
          <table:table-cell office:value-type="float" office:value="1999029" table:style-name="ce46">
            <text:p>1.999.029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030012674084516" table:style-name="ce47">
            <text:p>92,0%</text:p>
          </table:table-cell>
          <table:table-cell office:value-type="percentage" office:value="0.83758818326448503" table:style-name="ce47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27" table:style-name="ce46">
            <text:p>137.327</text:p>
          </table:table-cell>
          <table:table-cell office:value-type="percentage" office:value="1" table:style-name="ce47">
            <text:p>100,0%</text:p>
          </table:table-cell>
          <table:table-cell office:value-type="float" office:value="158277" table:style-name="ce46">
            <text:p>158.277</text:p>
          </table:table-cell>
          <table:table-cell office:value-type="percentage" office:value="1" table:style-name="ce47">
            <text:p>100,0%</text:p>
          </table:table-cell>
          <table:table-cell office:value-type="float" office:value="219540" table:style-name="ce46">
            <text:p>219.540</text:p>
          </table:table-cell>
          <table:table-cell office:value-type="percentage" office:value="0.96277650113143998" table:style-name="ce47">
            <text:p>96,3%</text:p>
          </table:table-cell>
          <table:table-cell office:value-type="float" office:value="281624" table:style-name="ce46">
            <text:p>281.624</text:p>
          </table:table-cell>
          <table:table-cell office:value-type="percentage" office:value="0.90435988914828502" table:style-name="ce47">
            <text:p>90,4%</text:p>
          </table:table-cell>
          <table:table-cell office:value-type="float" office:value="280439" table:style-name="ce46">
            <text:p>280.439</text:p>
          </table:table-cell>
          <table:table-cell office:value-type="percentage" office:value="0.84806505363174778" table:style-name="ce47">
            <text:p>84,8%</text:p>
          </table:table-cell>
          <table:table-cell office:value-type="float" office:value="199927" table:style-name="ce46">
            <text:p>199.927</text:p>
          </table:table-cell>
          <table:table-cell office:value-type="percentage" office:value="0.77565945427951788" table:style-name="ce47">
            <text:p>77,6%</text:p>
          </table:table-cell>
          <table:table-cell office:value-type="float" office:value="167738" table:style-name="ce46">
            <text:p>167.738</text:p>
          </table:table-cell>
          <table:table-cell office:value-type="percentage" office:value="0.76595492072769777" table:style-name="ce47">
            <text:p>76,6%</text:p>
          </table:table-cell>
          <table:table-cell office:value-type="float" office:value="148266" table:style-name="ce46">
            <text:p>148.266</text:p>
          </table:table-cell>
          <table:table-cell office:value-type="percentage" office:value="0.83381697934943988" table:style-name="ce47">
            <text:p>83,4%</text:p>
          </table:table-cell>
          <table:table-cell office:value-type="float" office:value="1593138" table:style-name="ce46">
            <text:p>1.593.138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23902334806469" table:style-name="ce47">
            <text:p>87,7%</text:p>
          </table:table-cell>
          <table:table-cell office:value-type="percentage" office:value="0.77765032294343217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659" table:style-name="ce46">
            <text:p>454.659</text:p>
          </table:table-cell>
          <table:table-cell office:value-type="percentage" office:value="1" table:style-name="ce47">
            <text:p>100,0%</text:p>
          </table:table-cell>
          <table:table-cell office:value-type="float" office:value="616894" table:style-name="ce46">
            <text:p>616.894</text:p>
          </table:table-cell>
          <table:table-cell office:value-type="percentage" office:value="0.97036191123359383" table:style-name="ce47">
            <text:p>97,0%</text:p>
          </table:table-cell>
          <table:table-cell office:value-type="float" office:value="792582" table:style-name="ce46">
            <text:p>792.582</text:p>
          </table:table-cell>
          <table:table-cell office:value-type="percentage" office:value="0.9297324055348839" table:style-name="ce47">
            <text:p>93,0%</text:p>
          </table:table-cell>
          <table:table-cell office:value-type="float" office:value="1029714" table:style-name="ce46">
            <text:p>1.029.714</text:p>
          </table:table-cell>
          <table:table-cell office:value-type="percentage" office:value="0.93832063211168937" table:style-name="ce47">
            <text:p>93,8%</text:p>
          </table:table-cell>
          <table:table-cell office:value-type="float" office:value="1139657" table:style-name="ce46">
            <text:p>1.139.657</text:p>
          </table:table-cell>
          <table:table-cell office:value-type="percentage" office:value="0.89347722123352646" table:style-name="ce47">
            <text:p>89,3%</text:p>
          </table:table-cell>
          <table:table-cell office:value-type="float" office:value="796209" table:style-name="ce46">
            <text:p>796.209</text:p>
          </table:table-cell>
          <table:table-cell office:value-type="percentage" office:value="0.82369743065584689" table:style-name="ce47">
            <text:p>82,4%</text:p>
          </table:table-cell>
          <table:table-cell office:value-type="float" office:value="659775" table:style-name="ce46">
            <text:p>659.775</text:p>
          </table:table-cell>
          <table:table-cell office:value-type="percentage" office:value="0.79582147737950348" table:style-name="ce47">
            <text:p>79,6%</text:p>
          </table:table-cell>
          <table:table-cell office:value-type="float" office:value="552281" table:style-name="ce46">
            <text:p>552.281</text:p>
          </table:table-cell>
          <table:table-cell office:value-type="percentage" office:value="0.82262650756744116" table:style-name="ce47">
            <text:p>82,3%</text:p>
          </table:table-cell>
          <table:table-cell office:value-type="float" office:value="6041771" table:style-name="ce46">
            <text:p>6.041.771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079950000103203" table:style-name="ce47">
            <text:p>89,1%</text:p>
          </table:table-cell>
          <table:table-cell office:value-type="percentage" office:value="0.78758593935045551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80" table:style-name="ce46">
            <text:p>293.380</text:p>
          </table:table-cell>
          <table:table-cell office:value-type="percentage" office:value="1" table:style-name="ce47">
            <text:p>100,0%</text:p>
          </table:table-cell>
          <table:table-cell office:value-type="float" office:value="432881" table:style-name="ce46">
            <text:p>432.881</text:p>
          </table:table-cell>
          <table:table-cell office:value-type="percentage" office:value="0.984321563705159" table:style-name="ce47">
            <text:p>98,4%</text:p>
          </table:table-cell>
          <table:table-cell office:value-type="float" office:value="569278" table:style-name="ce46">
            <text:p>569.278</text:p>
          </table:table-cell>
          <table:table-cell office:value-type="percentage" office:value="0.9533409250761965" table:style-name="ce47">
            <text:p>95,3%</text:p>
          </table:table-cell>
          <table:table-cell office:value-type="float" office:value="714107" table:style-name="ce46">
            <text:p>714.107</text:p>
          </table:table-cell>
          <table:table-cell office:value-type="percentage" office:value="0.93678439871126173" table:style-name="ce47">
            <text:p>93,7%</text:p>
          </table:table-cell>
          <table:table-cell office:value-type="float" office:value="754161" table:style-name="ce46">
            <text:p>754.161</text:p>
          </table:table-cell>
          <table:table-cell office:value-type="percentage" office:value="0.89703862033035853" table:style-name="ce47">
            <text:p>89,7%</text:p>
          </table:table-cell>
          <table:table-cell office:value-type="float" office:value="513541" table:style-name="ce46">
            <text:p>513.541</text:p>
          </table:table-cell>
          <table:table-cell office:value-type="percentage" office:value="0.83649362051469167" table:style-name="ce47">
            <text:p>83,6%</text:p>
          </table:table-cell>
          <table:table-cell office:value-type="float" office:value="428895" table:style-name="ce46">
            <text:p>428.895</text:p>
          </table:table-cell>
          <table:table-cell office:value-type="percentage" office:value="0.83642274456728416" table:style-name="ce47">
            <text:p>83,6%</text:p>
          </table:table-cell>
          <table:table-cell office:value-type="float" office:value="376516" table:style-name="ce46">
            <text:p>376.516</text:p>
          </table:table-cell>
          <table:table-cell office:value-type="percentage" office:value="0.87001610558981812" table:style-name="ce47">
            <text:p>87,0%</text:p>
          </table:table-cell>
          <table:table-cell office:value-type="float" office:value="4082759" table:style-name="ce46">
            <text:p>4.082.759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0889033144509845" table:style-name="ce47">
            <text:p>90,9%</text:p>
          </table:table-cell>
          <table:table-cell office:value-type="percentage" office:value="0.8089404790327805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14" table:style-name="ce46">
            <text:p>77.614</text:p>
          </table:table-cell>
          <table:table-cell office:value-type="percentage" office:value="1" table:style-name="ce47">
            <text:p>100,0%</text:p>
          </table:table-cell>
          <table:table-cell office:value-type="float" office:value="95674" table:style-name="ce46">
            <text:p>95.674</text:p>
          </table:table-cell>
          <table:table-cell office:value-type="percentage" office:value="1" table:style-name="ce47">
            <text:p>100,0%</text:p>
          </table:table-cell>
          <table:table-cell office:value-type="float" office:value="132314" table:style-name="ce46">
            <text:p>132.314</text:p>
          </table:table-cell>
          <table:table-cell office:value-type="percentage" office:value="1.0124650878065578" table:style-name="ce47">
            <text:p>101,2%</text:p>
          </table:table-cell>
          <table:table-cell office:value-type="float" office:value="161070" table:style-name="ce46">
            <text:p>161.070</text:p>
          </table:table-cell>
          <table:table-cell office:value-type="percentage" office:value="0.95901829678541017" table:style-name="ce47">
            <text:p>95,9%</text:p>
          </table:table-cell>
          <table:table-cell office:value-type="float" office:value="145353" table:style-name="ce46">
            <text:p>145.353</text:p>
          </table:table-cell>
          <table:table-cell office:value-type="percentage" office:value="0.92266529555149301" table:style-name="ce47">
            <text:p>92,3%</text:p>
          </table:table-cell>
          <table:table-cell office:value-type="float" office:value="112100" table:style-name="ce46">
            <text:p>112.100</text:p>
          </table:table-cell>
          <table:table-cell office:value-type="percentage" office:value="0.86335700312687724" table:style-name="ce47">
            <text:p>86,3%</text:p>
          </table:table-cell>
          <table:table-cell office:value-type="float" office:value="92309" table:style-name="ce46">
            <text:p>92.309</text:p>
          </table:table-cell>
          <table:table-cell office:value-type="percentage" office:value="0.82048068547455244" table:style-name="ce47">
            <text:p>82,0%</text:p>
          </table:table-cell>
          <table:table-cell office:value-type="float" office:value="77480" table:style-name="ce46">
            <text:p>77.480</text:p>
          </table:table-cell>
          <table:table-cell office:value-type="percentage" office:value="0.90398907932655848" table:style-name="ce47">
            <text:p>90,4%</text:p>
          </table:table-cell>
          <table:table-cell office:value-type="float" office:value="893914" table:style-name="ce46">
            <text:p>893.914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07107138721324" table:style-name="ce47">
            <text:p>94,1%</text:p>
          </table:table-cell>
          <table:table-cell office:value-type="percentage" office:value="0.8449100613516648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363" table:style-name="ce46">
            <text:p>241.363</text:p>
          </table:table-cell>
          <table:table-cell office:value-type="percentage" office:value="1" table:style-name="ce47">
            <text:p>100,0%</text:p>
          </table:table-cell>
          <table:table-cell office:value-type="float" office:value="290960" table:style-name="ce46">
            <text:p>290.960</text:p>
          </table:table-cell>
          <table:table-cell office:value-type="percentage" office:value="0.99647589463986652" table:style-name="ce47">
            <text:p>99,6%</text:p>
          </table:table-cell>
          <table:table-cell office:value-type="float" office:value="346970" table:style-name="ce46">
            <text:p>346.970</text:p>
          </table:table-cell>
          <table:table-cell office:value-type="percentage" office:value="0.98134436003461867" table:style-name="ce47">
            <text:p>98,1%</text:p>
          </table:table-cell>
          <table:table-cell office:value-type="float" office:value="391397" table:style-name="ce46">
            <text:p>391.397</text:p>
          </table:table-cell>
          <table:table-cell office:value-type="percentage" office:value="0.9564931573802542" table:style-name="ce47">
            <text:p>95,6%</text:p>
          </table:table-cell>
          <table:table-cell office:value-type="float" office:value="408952" table:style-name="ce46">
            <text:p>408.952</text:p>
          </table:table-cell>
          <table:table-cell office:value-type="percentage" office:value="0.92348200353628984" table:style-name="ce47">
            <text:p>92,3%</text:p>
          </table:table-cell>
          <table:table-cell office:value-type="float" office:value="264619" table:style-name="ce46">
            <text:p>264.619</text:p>
          </table:table-cell>
          <table:table-cell office:value-type="percentage" office:value="0.85748773485246177" table:style-name="ce47">
            <text:p>85,7%</text:p>
          </table:table-cell>
          <table:table-cell office:value-type="float" office:value="199337" table:style-name="ce46">
            <text:p>199.337</text:p>
          </table:table-cell>
          <table:table-cell office:value-type="percentage" office:value="0.86532066920759498" table:style-name="ce47">
            <text:p>86,5%</text:p>
          </table:table-cell>
          <table:table-cell office:value-type="float" office:value="171499" table:style-name="ce46">
            <text:p>171.499</text:p>
          </table:table-cell>
          <table:table-cell office:value-type="percentage" office:value="0.93539466794659221" table:style-name="ce47">
            <text:p>93,5%</text:p>
          </table:table-cell>
          <table:table-cell office:value-type="float" office:value="2315097" table:style-name="ce46">
            <text:p>2.315.097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25803307402264" table:style-name="ce47">
            <text:p>94,3%</text:p>
          </table:table-cell>
          <table:table-cell office:value-type="percentage" office:value="0.85843657624599723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0" table:style-name="ce46">
            <text:p>23.250</text:p>
          </table:table-cell>
          <table:table-cell office:value-type="percentage" office:value="1" table:style-name="ce47">
            <text:p>100,0%</text:p>
          </table:table-cell>
          <table:table-cell office:value-type="float" office:value="28637" table:style-name="ce46">
            <text:p>28.637</text:p>
          </table:table-cell>
          <table:table-cell office:value-type="percentage" office:value="1" table:style-name="ce47">
            <text:p>100,0%</text:p>
          </table:table-cell>
          <table:table-cell office:value-type="float" office:value="37954" table:style-name="ce46">
            <text:p>37.954</text:p>
          </table:table-cell>
          <table:table-cell office:value-type="percentage" office:value="0.98290775366447403" table:style-name="ce47">
            <text:p>98,3%</text:p>
          </table:table-cell>
          <table:table-cell office:value-type="float" office:value="45159" table:style-name="ce46">
            <text:p>45.159</text:p>
          </table:table-cell>
          <table:table-cell office:value-type="percentage" office:value="0.95071578947368418" table:style-name="ce47">
            <text:p>95,1%</text:p>
          </table:table-cell>
          <table:table-cell office:value-type="float" office:value="47418" table:style-name="ce46">
            <text:p>47.418</text:p>
          </table:table-cell>
          <table:table-cell office:value-type="percentage" office:value="0.91675044466785249" table:style-name="ce47">
            <text:p>91,7%</text:p>
          </table:table-cell>
          <table:table-cell office:value-type="float" office:value="31338" table:style-name="ce46">
            <text:p>31.338</text:p>
          </table:table-cell>
          <table:table-cell office:value-type="percentage" office:value="0.84614969219138136" table:style-name="ce47">
            <text:p>84,6%</text:p>
          </table:table-cell>
          <table:table-cell office:value-type="float" office:value="24374" table:style-name="ce46">
            <text:p>24.374</text:p>
          </table:table-cell>
          <table:table-cell office:value-type="percentage" office:value="0.80799575681230529" table:style-name="ce47">
            <text:p>80,8%</text:p>
          </table:table-cell>
          <table:table-cell office:value-type="float" office:value="22462" table:style-name="ce46">
            <text:p>22.462</text:p>
          </table:table-cell>
          <table:table-cell office:value-type="percentage" office:value="0.86442178179719065" table:style-name="ce47">
            <text:p>86,4%</text:p>
          </table:table-cell>
          <table:table-cell office:value-type="float" office:value="260592" table:style-name="ce46">
            <text:p>260.592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579553003954118" table:style-name="ce47">
            <text:p>92,6%</text:p>
          </table:table-cell>
          <table:table-cell office:value-type="percentage" office:value="0.82419918020343097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496" table:style-name="ce46">
            <text:p>372.496</text:p>
          </table:table-cell>
          <table:table-cell office:value-type="percentage" office:value="1" table:style-name="ce47">
            <text:p>100,0%</text:p>
          </table:table-cell>
          <table:table-cell office:value-type="float" office:value="511161" table:style-name="ce46">
            <text:p>511.161</text:p>
          </table:table-cell>
          <table:table-cell office:value-type="percentage" office:value="0.96985295512759695" table:style-name="ce47">
            <text:p>97,0%</text:p>
          </table:table-cell>
          <table:table-cell office:value-type="float" office:value="682422" table:style-name="ce46">
            <text:p>682.422</text:p>
          </table:table-cell>
          <table:table-cell office:value-type="percentage" office:value="0.94720580519613917" table:style-name="ce47">
            <text:p>94,7%</text:p>
          </table:table-cell>
          <table:table-cell office:value-type="float" office:value="942220" table:style-name="ce46">
            <text:p>942.220</text:p>
          </table:table-cell>
          <table:table-cell office:value-type="percentage" office:value="0.95196911571402731" table:style-name="ce47">
            <text:p>95,2%</text:p>
          </table:table-cell>
          <table:table-cell office:value-type="float" office:value="1030517" table:style-name="ce46">
            <text:p>1.030.517</text:p>
          </table:table-cell>
          <table:table-cell office:value-type="percentage" office:value="0.89142524478107454" table:style-name="ce47">
            <text:p>89,1%</text:p>
          </table:table-cell>
          <table:table-cell office:value-type="float" office:value="748836" table:style-name="ce46">
            <text:p>748.836</text:p>
          </table:table-cell>
          <table:table-cell office:value-type="percentage" office:value="0.83126046241080587" table:style-name="ce47">
            <text:p>83,1%</text:p>
          </table:table-cell>
          <table:table-cell office:value-type="float" office:value="601861" table:style-name="ce46">
            <text:p>601.861</text:p>
          </table:table-cell>
          <table:table-cell office:value-type="percentage" office:value="0.81823842339886643" table:style-name="ce47">
            <text:p>81,8%</text:p>
          </table:table-cell>
          <table:table-cell office:value-type="float" office:value="462445" table:style-name="ce46">
            <text:p>462.445</text:p>
          </table:table-cell>
          <table:table-cell office:value-type="percentage" office:value="0.8102551074044223" table:style-name="ce47">
            <text:p>81,0%</text:p>
          </table:table-cell>
          <table:table-cell office:value-type="float" office:value="5351958" table:style-name="ce46">
            <text:p>5.351.958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633904927022823" table:style-name="ce47">
            <text:p>89,6%</text:p>
          </table:table-cell>
          <table:table-cell office:value-type="percentage" office:value="0.7921986764612716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70" table:style-name="ce46">
            <text:p>73.370</text:p>
          </table:table-cell>
          <table:table-cell office:value-type="percentage" office:value="1" table:style-name="ce47">
            <text:p>100,0%</text:p>
          </table:table-cell>
          <table:table-cell office:value-type="float" office:value="102898" table:style-name="ce46">
            <text:p>102.898</text:p>
          </table:table-cell>
          <table:table-cell office:value-type="percentage" office:value="0.99014645599584306" table:style-name="ce47">
            <text:p>99,0%</text:p>
          </table:table-cell>
          <table:table-cell office:value-type="float" office:value="145932" table:style-name="ce46">
            <text:p>145.932</text:p>
          </table:table-cell>
          <table:table-cell office:value-type="percentage" office:value="0.95044320409532312" table:style-name="ce47">
            <text:p>95,0%</text:p>
          </table:table-cell>
          <table:table-cell office:value-type="float" office:value="207163" table:style-name="ce46">
            <text:p>207.163</text:p>
          </table:table-cell>
          <table:table-cell office:value-type="percentage" office:value="0.94984021311031941" table:style-name="ce47">
            <text:p>95,0%</text:p>
          </table:table-cell>
          <table:table-cell office:value-type="float" office:value="231355" table:style-name="ce46">
            <text:p>231.355</text:p>
          </table:table-cell>
          <table:table-cell office:value-type="percentage" office:value="0.91637356021357164" table:style-name="ce47">
            <text:p>91,6%</text:p>
          </table:table-cell>
          <table:table-cell office:value-type="float" office:value="168061" table:style-name="ce46">
            <text:p>168.061</text:p>
          </table:table-cell>
          <table:table-cell office:value-type="percentage" office:value="0.84421370947486862" table:style-name="ce47">
            <text:p>84,4%</text:p>
          </table:table-cell>
          <table:table-cell office:value-type="float" office:value="142278" table:style-name="ce46">
            <text:p>142.278</text:p>
          </table:table-cell>
          <table:table-cell office:value-type="percentage" office:value="0.81797641701975976" table:style-name="ce47">
            <text:p>81,8%</text:p>
          </table:table-cell>
          <table:table-cell office:value-type="float" office:value="122289" table:style-name="ce46">
            <text:p>122.289</text:p>
          </table:table-cell>
          <table:table-cell office:value-type="percentage" office:value="0.84561182718371408" table:style-name="ce47">
            <text:p>84,6%</text:p>
          </table:table-cell>
          <table:table-cell office:value-type="float" office:value="1193346" table:style-name="ce46">
            <text:p>1.193.34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568709804237058" table:style-name="ce47">
            <text:p>90,6%</text:p>
          </table:table-cell>
          <table:table-cell office:value-type="percentage" office:value="0.78868873738001266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1" table:style-name="ce46">
            <text:p>42.191</text:p>
          </table:table-cell>
          <table:table-cell office:value-type="percentage" office:value="1" table:style-name="ce47">
            <text:p>100,0%</text:p>
          </table:table-cell>
          <table:table-cell office:value-type="float" office:value="55839" table:style-name="ce46">
            <text:p>55.839</text:p>
          </table:table-cell>
          <table:table-cell office:value-type="percentage" office:value="0.98585805084745759" table:style-name="ce47">
            <text:p>98,6%</text:p>
          </table:table-cell>
          <table:table-cell office:value-type="float" office:value="72033" table:style-name="ce46">
            <text:p>72.033</text:p>
          </table:table-cell>
          <table:table-cell office:value-type="percentage" office:value="0.95193603805999738" table:style-name="ce47">
            <text:p>95,2%</text:p>
          </table:table-cell>
          <table:table-cell office:value-type="float" office:value="91925" table:style-name="ce46">
            <text:p>91.925</text:p>
          </table:table-cell>
          <table:table-cell office:value-type="percentage" office:value="0.94090974226698598" table:style-name="ce47">
            <text:p>94,1%</text:p>
          </table:table-cell>
          <table:table-cell office:value-type="float" office:value="95566" table:style-name="ce46">
            <text:p>95.566</text:p>
          </table:table-cell>
          <table:table-cell office:value-type="percentage" office:value="0.90392818970328126" table:style-name="ce47">
            <text:p>90,4%</text:p>
          </table:table-cell>
          <table:table-cell office:value-type="float" office:value="64652" table:style-name="ce46">
            <text:p>64.652</text:p>
          </table:table-cell>
          <table:table-cell office:value-type="percentage" office:value="0.84260188455473162" table:style-name="ce47">
            <text:p>84,3%</text:p>
          </table:table-cell>
          <table:table-cell office:value-type="float" office:value="58000" table:style-name="ce46">
            <text:p>58.000</text:p>
          </table:table-cell>
          <table:table-cell office:value-type="percentage" office:value="0.84299875003633618" table:style-name="ce47">
            <text:p>84,3%</text:p>
          </table:table-cell>
          <table:table-cell office:value-type="float" office:value="50856" table:style-name="ce46">
            <text:p>50.856</text:p>
          </table:table-cell>
          <table:table-cell office:value-type="percentage" office:value="0.88412927452582535" table:style-name="ce47">
            <text:p>88,4%</text:p>
          </table:table-cell>
          <table:table-cell office:value-type="float" office:value="531062" table:style-name="ce46">
            <text:p>531.062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534953307111311" table:style-name="ce47">
            <text:p>91,5%</text:p>
          </table:table-cell>
          <table:table-cell office:value-type="percentage" office:value="0.80750972395819076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52" table:style-name="ce46">
            <text:p>162.152</text:p>
          </table:table-cell>
          <table:table-cell office:value-type="percentage" office:value="1.0164612665020123" table:style-name="ce47">
            <text:p>101,6%</text:p>
          </table:table-cell>
          <table:table-cell office:value-type="float" office:value="212404" table:style-name="ce46">
            <text:p>212.404</text:p>
          </table:table-cell>
          <table:table-cell office:value-type="percentage" office:value="0.98168843533642069" table:style-name="ce47">
            <text:p>98,2%</text:p>
          </table:table-cell>
          <table:table-cell office:value-type="float" office:value="274212" table:style-name="ce46">
            <text:p>274.212</text:p>
          </table:table-cell>
          <table:table-cell office:value-type="percentage" office:value="0.96498136632848053" table:style-name="ce47">
            <text:p>96,5%</text:p>
          </table:table-cell>
          <table:table-cell office:value-type="float" office:value="322814" table:style-name="ce46">
            <text:p>322.814</text:p>
          </table:table-cell>
          <table:table-cell office:value-type="percentage" office:value="0.95657945813961065" table:style-name="ce47">
            <text:p>95,7%</text:p>
          </table:table-cell>
          <table:table-cell office:value-type="float" office:value="320510" table:style-name="ce46">
            <text:p>320.510</text:p>
          </table:table-cell>
          <table:table-cell office:value-type="percentage" office:value="0.92083639790383376" table:style-name="ce47">
            <text:p>92,1%</text:p>
          </table:table-cell>
          <table:table-cell office:value-type="float" office:value="204554" table:style-name="ce46">
            <text:p>204.554</text:p>
          </table:table-cell>
          <table:table-cell office:value-type="percentage" office:value="0.86079070843941341" table:style-name="ce47">
            <text:p>86,1%</text:p>
          </table:table-cell>
          <table:table-cell office:value-type="float" office:value="167894" table:style-name="ce46">
            <text:p>167.894</text:p>
          </table:table-cell>
          <table:table-cell office:value-type="percentage" office:value="0.84277790327033608" table:style-name="ce47">
            <text:p>84,3%</text:p>
          </table:table-cell>
          <table:table-cell office:value-type="float" office:value="151722" table:style-name="ce46">
            <text:p>151.722</text:p>
          </table:table-cell>
          <table:table-cell office:value-type="percentage" office:value="0.87793446246607687" table:style-name="ce47">
            <text:p>87,8%</text:p>
          </table:table-cell>
          <table:table-cell office:value-type="float" office:value="1816262" table:style-name="ce46">
            <text:p>1.816.26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2891405869214883" table:style-name="ce47">
            <text:p>92,9%</text:p>
          </table:table-cell>
          <table:table-cell office:value-type="percentage" office:value="0.83089590229780941" table:style-name="ce47">
            <text:p>83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83891434614028904" table:style-name="ce47">
            <text:p>83,9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755676657584015" table:style-name="ce47">
            <text:p>87,6%</text:p>
          </table:table-cell>
          <table:table-cell office:value-type="float" office:value="7553" table:style-name="ce46">
            <text:p>7.553</text:p>
          </table:table-cell>
          <table:table-cell office:value-type="percentage" office:value="0.90683155240725177" table:style-name="ce47">
            <text:p>90,7%</text:p>
          </table:table-cell>
          <table:table-cell office:value-type="float" office:value="10525" table:style-name="ce46">
            <text:p>10.525</text:p>
          </table:table-cell>
          <table:table-cell office:value-type="percentage" office:value="0.91070346975858785" table:style-name="ce47">
            <text:p>91,1%</text:p>
          </table:table-cell>
          <table:table-cell office:value-type="float" office:value="11039" table:style-name="ce46">
            <text:p>11.039</text:p>
          </table:table-cell>
          <table:table-cell office:value-type="percentage" office:value="0.89333980739661734" table:style-name="ce47">
            <text:p>89,3%</text:p>
          </table:table-cell>
          <table:table-cell office:value-type="float" office:value="9073" table:style-name="ce46">
            <text:p>9.073</text:p>
          </table:table-cell>
          <table:table-cell office:value-type="percentage" office:value="0.79594701289586811" table:style-name="ce47">
            <text:p>79,6%</text:p>
          </table:table-cell>
          <table:table-cell office:value-type="float" office:value="8809" table:style-name="ce46">
            <text:p>8.809</text:p>
          </table:table-cell>
          <table:table-cell office:value-type="percentage" office:value="0.81076852277956746" table:style-name="ce47">
            <text:p>81,1%</text:p>
          </table:table-cell>
          <table:table-cell office:value-type="float" office:value="8181" table:style-name="ce46">
            <text:p>8.181</text:p>
          </table:table-cell>
          <table:table-cell office:value-type="percentage" office:value="0.88147828897748093" table:style-name="ce47">
            <text:p>88,1%</text:p>
          </table:table-cell>
          <table:table-cell office:value-type="float" office:value="61416" table:style-name="ce46">
            <text:p>61.416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6466091314815074" table:style-name="ce47">
            <text:p>86,5%</text:p>
          </table:table-cell>
          <table:table-cell office:value-type="percentage" office:value="0.73537124178310997" table:style-name="ce47">
            <text:p>7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7" table:style-name="ce46">
            <text:p>2.047</text:p>
          </table:table-cell>
          <table:table-cell office:value-type="percentage" office:value="0.81521306252489045" table:style-name="ce47">
            <text:p>81,5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0" table:style-name="ce46">
            <text:p>7.350</text:p>
          </table:table-cell>
          <table:table-cell office:value-type="percentage" office:value="0.91817613991255465" table:style-name="ce47">
            <text:p>91,8%</text:p>
          </table:table-cell>
          <table:table-cell office:value-type="float" office:value="9956" table:style-name="ce46">
            <text:p>9.956</text:p>
          </table:table-cell>
          <table:table-cell office:value-type="percentage" office:value="0.92176650310156472" table:style-name="ce47">
            <text:p>92,2%</text:p>
          </table:table-cell>
          <table:table-cell office:value-type="float" office:value="10422" table:style-name="ce46">
            <text:p>10.422</text:p>
          </table:table-cell>
          <table:table-cell office:value-type="percentage" office:value="0.95413347981323815" table:style-name="ce47">
            <text:p>95,4%</text:p>
          </table:table-cell>
          <table:table-cell office:value-type="float" office:value="8866" table:style-name="ce46">
            <text:p>8.866</text:p>
          </table:table-cell>
          <table:table-cell office:value-type="percentage" office:value="0.80953250547845146" table:style-name="ce47">
            <text:p>81,0%</text:p>
          </table:table-cell>
          <table:table-cell office:value-type="float" office:value="8811" table:style-name="ce46">
            <text:p>8.811</text:p>
          </table:table-cell>
          <table:table-cell office:value-type="percentage" office:value="0.75365665896843725" table:style-name="ce47">
            <text:p>75,4%</text:p>
          </table:table-cell>
          <table:table-cell office:value-type="float" office:value="8092" table:style-name="ce46">
            <text:p>8.092</text:p>
          </table:table-cell>
          <table:table-cell office:value-type="percentage" office:value="0.84467640918580378" table:style-name="ce47">
            <text:p>84,5%</text:p>
          </table:table-cell>
          <table:table-cell office:value-type="float" office:value="58906" table:style-name="ce46">
            <text:p>58.906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288928602818382" table:style-name="ce47">
            <text:p>86,3%</text:p>
          </table:table-cell>
          <table:table-cell office:value-type="percentage" office:value="0.7010782890195425" table:style-name="ce47">
            <text:p>7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90" table:style-name="ce46">
            <text:p>3.590</text:p>
          </table:table-cell>
          <table:table-cell office:value-type="string" table:style-name="ce47">
            <text:p>-</text:p>
          </table:table-cell>
          <table:table-cell office:value-type="float" office:value="9508" table:style-name="ce46">
            <text:p>9.508</text:p>
          </table:table-cell>
          <table:table-cell office:value-type="string" table:style-name="ce47">
            <text:p>-</text:p>
          </table:table-cell>
          <table:table-cell office:value-type="float" office:value="22128" table:style-name="ce46">
            <text:p>22.128</text:p>
          </table:table-cell>
          <table:table-cell office:value-type="string" table:style-name="ce47">
            <text:p>-</text:p>
          </table:table-cell>
          <table:table-cell office:value-type="float" office:value="31883" table:style-name="ce46">
            <text:p>31.883</text:p>
          </table:table-cell>
          <table:table-cell office:value-type="string" table:style-name="ce47">
            <text:p>-</text:p>
          </table:table-cell>
          <table:table-cell office:value-type="float" office:value="23850" table:style-name="ce46">
            <text:p>23.850</text:p>
          </table:table-cell>
          <table:table-cell office:value-type="string" table:style-name="ce47">
            <text:p>-</text:p>
          </table:table-cell>
          <table:table-cell office:value-type="float" office:value="1252" table:style-name="ce46">
            <text:p>1.252</text:p>
          </table:table-cell>
          <table:table-cell office:value-type="string" table:style-name="ce47">
            <text:p>-</text:p>
          </table:table-cell>
          <table:table-cell office:value-type="float" office:value="92252" table:style-name="ce46">
            <text:p>92.25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80" table:style-name="ce49">
            <text:p>280</text:p>
          </table:table-cell>
          <table:table-cell office:value-type="string" table:style-name="ce50">
            <text:p>-</text:p>
          </table:table-cell>
          <table:table-cell office:value-type="float" office:value="866" table:style-name="ce49">
            <text:p>866</text:p>
          </table:table-cell>
          <table:table-cell office:value-type="string" table:style-name="ce50">
            <text:p>-</text:p>
          </table:table-cell>
          <table:table-cell office:value-type="float" office:value="1792" table:style-name="ce49">
            <text:p>1.792</text:p>
          </table:table-cell>
          <table:table-cell office:value-type="string" table:style-name="ce50">
            <text:p>-</text:p>
          </table:table-cell>
          <table:table-cell office:value-type="float" office:value="2202" table:style-name="ce49">
            <text:p>2.202</text:p>
          </table:table-cell>
          <table:table-cell office:value-type="string" table:style-name="ce50">
            <text:p>-</text:p>
          </table:table-cell>
          <table:table-cell office:value-type="float" office:value="1973" table:style-name="ce49">
            <text:p>1.973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31" table:style-name="ce49">
            <text:p>7.43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4943" table:style-name="ce53">
            <text:p>2.914.943</text:p>
          </table:table-cell>
          <table:table-cell office:value-type="percentage" office:value="1" table:style-name="ce54">
            <text:p>100,0%</text:p>
          </table:table-cell>
          <table:table-cell office:value-type="float" office:value="3934845" table:style-name="ce53">
            <text:p>3.934.845</text:p>
          </table:table-cell>
          <table:table-cell office:value-type="percentage" office:value="0.98449170579977274" table:style-name="ce54">
            <text:p>98,4%</text:p>
          </table:table-cell>
          <table:table-cell office:value-type="float" office:value="5254901" table:style-name="ce53">
            <text:p>5.254.901</text:p>
          </table:table-cell>
          <table:table-cell office:value-type="percentage" office:value="0.95410773359285073" table:style-name="ce54">
            <text:p>95,4%</text:p>
          </table:table-cell>
          <table:table-cell office:value-type="float" office:value="6682175" table:style-name="ce53">
            <text:p>6.682.175</text:p>
          </table:table-cell>
          <table:table-cell office:value-type="percentage" office:value="0.9372290389207758" table:style-name="ce54">
            <text:p>93,7%</text:p>
          </table:table-cell>
          <table:table-cell office:value-type="float" office:value="6990985" table:style-name="ce53">
            <text:p>6.990.985</text:p>
          </table:table-cell>
          <table:table-cell office:value-type="percentage" office:value="0.89435291233966596" table:style-name="ce54">
            <text:p>89,4%</text:p>
          </table:table-cell>
          <table:table-cell office:value-type="float" office:value="4935837" table:style-name="ce53">
            <text:p>4.935.837</text:p>
          </table:table-cell>
          <table:table-cell office:value-type="percentage" office:value="0.83066650734935255" table:style-name="ce54">
            <text:p>83,1%</text:p>
          </table:table-cell>
          <table:table-cell office:value-type="float" office:value="4032461" table:style-name="ce53">
            <text:p>4.032.461</text:p>
          </table:table-cell>
          <table:table-cell office:value-type="percentage" office:value="0.81883948052686462" table:style-name="ce54">
            <text:p>81,9%</text:p>
          </table:table-cell>
          <table:table-cell office:value-type="float" office:value="3398359" table:style-name="ce53">
            <text:p>3.398.359</text:p>
          </table:table-cell>
          <table:table-cell office:value-type="percentage" office:value="0.85300989316665166" table:style-name="ce54">
            <text:p>85,3%</text:p>
          </table:table-cell>
          <table:table-cell office:value-type="float" office:value="38144506" table:style-name="ce53">
            <text:p>38.144.50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421894419283733" table:style-name="ce54">
            <text:p>90,4%</text:p>
          </table:table-cell>
          <table:table-cell office:value-type="percentage" office:value="0.80475853587283208" table:style-name="ce54">
            <text:p>80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68372" table:style-name="ce60">
            <text:p>968.372</text:p>
          </table:table-cell>
          <table:table-cell office:value-type="percentage" office:value="0.89487253889074736" table:style-name="ce61">
            <text:p>89,5%</text:p>
          </table:table-cell>
          <table:table-cell office:value-type="float" office:value="764884" table:style-name="ce60">
            <text:p>764.884</text:p>
          </table:table-cell>
          <table:table-cell office:value-type="percentage" office:value="0.82373935303499757" table:style-name="ce61">
            <text:p>82,4%</text:p>
          </table:table-cell>
          <table:table-cell office:value-type="float" office:value="363044" table:style-name="ce60">
            <text:p>363.044</text:p>
          </table:table-cell>
          <table:table-cell office:value-type="percentage" office:value="0.29858784245026193" table:style-name="ce61">
            <text:p>29,9%</text:p>
          </table:table-cell>
          <table:table-cell office:value-type="float" office:value="149766" table:style-name="ce60">
            <text:p>149.766</text:p>
          </table:table-cell>
          <table:table-cell office:value-type="percentage" office:value="0.11928793309438471" table:style-name="ce61">
            <text:p>11,9%</text:p>
          </table:table-cell>
          <table:table-cell office:value-type="float" office:value="164032" table:style-name="ce60">
            <text:p>164.032</text:p>
          </table:table-cell>
          <table:table-cell office:value-type="percentage" office:value="0.51492197628681835" table:style-name="ce44">
            <text:p>51,5%</text:p>
          </table:table-cell>
          <table:table-cell office:value-type="float" office:value="554855" table:style-name="ce60">
            <text:p>554.855</text:p>
          </table:table-cell>
          <table:table-cell office:value-type="percentage" office:value="0.64088185287513511" table:style-name="ce44">
            <text:p>64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7618" table:style-name="ce7">
            <text:p>197.618</text:p>
          </table:table-cell>
          <table:table-cell office:value-type="percentage" office:value="0.90033030365156386" table:style-name="ce47">
            <text:p>90,0%</text:p>
          </table:table-cell>
          <table:table-cell office:value-type="float" office:value="129637" table:style-name="ce7">
            <text:p>129.637</text:p>
          </table:table-cell>
          <table:table-cell office:value-type="percentage" office:value="0.84170578572495247" table:style-name="ce47">
            <text:p>84,2%</text:p>
          </table:table-cell>
          <table:table-cell office:value-type="float" office:value="86887" table:style-name="ce7">
            <text:p>86.887</text:p>
          </table:table-cell>
          <table:table-cell office:value-type="percentage" office:value="0.46708920642088397" table:style-name="ce47">
            <text:p>46,7%</text:p>
          </table:table-cell>
          <table:table-cell office:value-type="float" office:value="40449" table:style-name="ce7">
            <text:p>40.449</text:p>
          </table:table-cell>
          <table:table-cell office:value-type="percentage" office:value="0.21437202548148776" table:style-name="ce47">
            <text:p>21,4%</text:p>
          </table:table-cell>
          <table:table-cell office:value-type="float" office:value="32743" table:style-name="ce7">
            <text:p>32.743</text:p>
          </table:table-cell>
          <table:table-cell office:value-type="percentage" office:value="0.55757441591172263" table:style-name="ce47">
            <text:p>55,8%</text:p>
          </table:table-cell>
          <table:table-cell office:value-type="float" office:value="106440" table:style-name="ce7">
            <text:p>106.440</text:p>
          </table:table-cell>
          <table:table-cell office:value-type="percentage" office:value="0.78713255684969496" table:style-name="ce47">
            <text:p>78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9676" table:style-name="ce7">
            <text:p>189.676</text:p>
          </table:table-cell>
          <table:table-cell office:value-type="percentage" office:value="0.9372131058438703" table:style-name="ce47">
            <text:p>93,7%</text:p>
          </table:table-cell>
          <table:table-cell office:value-type="float" office:value="137775" table:style-name="ce7">
            <text:p>137.775</text:p>
          </table:table-cell>
          <table:table-cell office:value-type="percentage" office:value="0.93212140073609007" table:style-name="ce47">
            <text:p>93,2%</text:p>
          </table:table-cell>
          <table:table-cell office:value-type="float" office:value="133473" table:style-name="ce7">
            <text:p>133.473</text:p>
          </table:table-cell>
          <table:table-cell office:value-type="percentage" office:value="0.87270908389509683" table:style-name="ce47">
            <text:p>87,3%</text:p>
          </table:table-cell>
          <table:table-cell office:value-type="float" office:value="99470" table:style-name="ce7">
            <text:p>99.470</text:p>
          </table:table-cell>
          <table:table-cell office:value-type="percentage" office:value="0.66012317167051582" table:style-name="ce47">
            <text:p>66,0%</text:p>
          </table:table-cell>
          <table:table-cell office:value-type="float" office:value="40506" table:style-name="ce7">
            <text:p>40.506</text:p>
          </table:table-cell>
          <table:table-cell office:value-type="percentage" office:value="0.89494266587127991" table:style-name="ce47">
            <text:p>89,5%</text:p>
          </table:table-cell>
          <table:table-cell office:value-type="float" office:value="111312" table:style-name="ce7">
            <text:p>111.312</text:p>
          </table:table-cell>
          <table:table-cell office:value-type="percentage" office:value="0.94749744637385092" table:style-name="ce47">
            <text:p>94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1977" table:style-name="ce7">
            <text:p>111.977</text:p>
          </table:table-cell>
          <table:table-cell office:value-type="percentage" office:value="0.85708271781643952" table:style-name="ce47">
            <text:p>85,7%</text:p>
          </table:table-cell>
          <table:table-cell office:value-type="float" office:value="79861" table:style-name="ce7">
            <text:p>79.861</text:p>
          </table:table-cell>
          <table:table-cell office:value-type="percentage" office:value="0.71857510482463249" table:style-name="ce47">
            <text:p>71,9%</text:p>
          </table:table-cell>
          <table:table-cell office:value-type="float" office:value="68048" table:style-name="ce7">
            <text:p>68.048</text:p>
          </table:table-cell>
          <table:table-cell office:value-type="percentage" office:value="0.44897797600981776" table:style-name="ce47">
            <text:p>44,9%</text:p>
          </table:table-cell>
          <table:table-cell office:value-type="float" office:value="30322" table:style-name="ce7">
            <text:p>30.322</text:p>
          </table:table-cell>
          <table:table-cell office:value-type="percentage" office:value="0.17764264079535536" table:style-name="ce47">
            <text:p>17,8%</text:p>
          </table:table-cell>
          <table:table-cell office:value-type="float" office:value="26166" table:style-name="ce7">
            <text:p>26.166</text:p>
          </table:table-cell>
          <table:table-cell office:value-type="percentage" office:value="0.51411730032419689" table:style-name="ce47">
            <text:p>51,4%</text:p>
          </table:table-cell>
          <table:table-cell office:value-type="float" office:value="83082" table:style-name="ce7">
            <text:p>83.082</text:p>
          </table:table-cell>
          <table:table-cell office:value-type="percentage" office:value="0.69402723247848963" table:style-name="ce47">
            <text:p>69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0250" table:style-name="ce7">
            <text:p>210.250</text:p>
          </table:table-cell>
          <table:table-cell office:value-type="percentage" office:value="0.86376540090628606" table:style-name="ce47">
            <text:p>86,4%</text:p>
          </table:table-cell>
          <table:table-cell office:value-type="float" office:value="168052" table:style-name="ce7">
            <text:p>168.052</text:p>
          </table:table-cell>
          <table:table-cell office:value-type="percentage" office:value="0.75475731730868556" table:style-name="ce47">
            <text:p>75,5%</text:p>
          </table:table-cell>
          <table:table-cell office:value-type="float" office:value="170824" table:style-name="ce7">
            <text:p>170.824</text:p>
          </table:table-cell>
          <table:table-cell office:value-type="percentage" office:value="0.53240414643420375" table:style-name="ce47">
            <text:p>53,2%</text:p>
          </table:table-cell>
          <table:table-cell office:value-type="float" office:value="102146" table:style-name="ce7">
            <text:p>102.146</text:p>
          </table:table-cell>
          <table:table-cell office:value-type="percentage" office:value="0.32139070243058288" table:style-name="ce47">
            <text:p>32,1%</text:p>
          </table:table-cell>
          <table:table-cell office:value-type="float" office:value="86213" table:style-name="ce7">
            <text:p>86.213</text:p>
          </table:table-cell>
          <table:table-cell office:value-type="percentage" office:value="0.64271869268961812" table:style-name="ce47">
            <text:p>64,3%</text:p>
          </table:table-cell>
          <table:table-cell office:value-type="float" office:value="160685" table:style-name="ce7">
            <text:p>160.685</text:p>
          </table:table-cell>
          <table:table-cell office:value-type="percentage" office:value="0.72136600958020392" table:style-name="ce47">
            <text:p>72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0825" table:style-name="ce7">
            <text:p>90.825</text:p>
          </table:table-cell>
          <table:table-cell office:value-type="percentage" office:value="0.92510542076636315" table:style-name="ce47">
            <text:p>92,5%</text:p>
          </table:table-cell>
          <table:table-cell office:value-type="float" office:value="71818" table:style-name="ce7">
            <text:p>71.818</text:p>
          </table:table-cell>
          <table:table-cell office:value-type="percentage" office:value="0.93622734975883193" table:style-name="ce47">
            <text:p>93,6%</text:p>
          </table:table-cell>
          <table:table-cell office:value-type="float" office:value="53507" table:style-name="ce7">
            <text:p>53.507</text:p>
          </table:table-cell>
          <table:table-cell office:value-type="percentage" office:value="0.63318896146927961" table:style-name="ce47">
            <text:p>63,3%</text:p>
          </table:table-cell>
          <table:table-cell office:value-type="float" office:value="25496" table:style-name="ce7">
            <text:p>25.496</text:p>
          </table:table-cell>
          <table:table-cell office:value-type="percentage" office:value="0.28843586668778426" table:style-name="ce47">
            <text:p>28,8%</text:p>
          </table:table-cell>
          <table:table-cell office:value-type="float" office:value="18967" table:style-name="ce7">
            <text:p>18.967</text:p>
          </table:table-cell>
          <table:table-cell office:value-type="percentage" office:value="0.85510121274965056" table:style-name="ce47">
            <text:p>85,5%</text:p>
          </table:table-cell>
          <table:table-cell office:value-type="float" office:value="53420" table:style-name="ce7">
            <text:p>53.420</text:p>
          </table:table-cell>
          <table:table-cell office:value-type="percentage" office:value="0.90270032782452936" table:style-name="ce47">
            <text:p>90,3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3269" table:style-name="ce7">
            <text:p>443.269</text:p>
          </table:table-cell>
          <table:table-cell office:value-type="percentage" office:value="0.9266663600558589" table:style-name="ce47">
            <text:p>92,7%</text:p>
          </table:table-cell>
          <table:table-cell office:value-type="float" office:value="286826" table:style-name="ce7">
            <text:p>286.826</text:p>
          </table:table-cell>
          <table:table-cell office:value-type="percentage" office:value="0.89073631253687768" table:style-name="ce47">
            <text:p>89,1%</text:p>
          </table:table-cell>
          <table:table-cell office:value-type="float" office:value="235920" table:style-name="ce7">
            <text:p>235.920</text:p>
          </table:table-cell>
          <table:table-cell office:value-type="percentage" office:value="0.66950831209666894" table:style-name="ce47">
            <text:p>67,0%</text:p>
          </table:table-cell>
          <table:table-cell office:value-type="float" office:value="100673" table:style-name="ce7">
            <text:p>100.673</text:p>
          </table:table-cell>
          <table:table-cell office:value-type="percentage" office:value="0.31470540425638333" table:style-name="ce47">
            <text:p>31,5%</text:p>
          </table:table-cell>
          <table:table-cell office:value-type="float" office:value="78062" table:style-name="ce7">
            <text:p>78.062</text:p>
          </table:table-cell>
          <table:table-cell office:value-type="percentage" office:value="0.81664208224795742" table:style-name="ce47">
            <text:p>81,7%</text:p>
          </table:table-cell>
          <table:table-cell office:value-type="float" office:value="219585" table:style-name="ce7">
            <text:p>219.585</text:p>
          </table:table-cell>
          <table:table-cell office:value-type="percentage" office:value="0.90215323683961857" table:style-name="ce47">
            <text:p>90,2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8461" table:style-name="ce7">
            <text:p>268.461</text:p>
          </table:table-cell>
          <table:table-cell office:value-type="percentage" office:value="0.90817783250564943" table:style-name="ce47">
            <text:p>90,8%</text:p>
          </table:table-cell>
          <table:table-cell office:value-type="float" office:value="192026" table:style-name="ce7">
            <text:p>192.026</text:p>
          </table:table-cell>
          <table:table-cell office:value-type="percentage" office:value="0.87467431903070059" table:style-name="ce47">
            <text:p>87,5%</text:p>
          </table:table-cell>
          <table:table-cell office:value-type="float" office:value="166652" table:style-name="ce7">
            <text:p>166.652</text:p>
          </table:table-cell>
          <table:table-cell office:value-type="percentage" office:value="0.59175354373206834" table:style-name="ce47">
            <text:p>59,2%</text:p>
          </table:table-cell>
          <table:table-cell office:value-type="float" office:value="86309" table:style-name="ce7">
            <text:p>86.309</text:p>
          </table:table-cell>
          <table:table-cell office:value-type="percentage" office:value="0.30776389874446847" table:style-name="ce47">
            <text:p>30,8%</text:p>
          </table:table-cell>
          <table:table-cell office:value-type="float" office:value="61376" table:style-name="ce7">
            <text:p>61.376</text:p>
          </table:table-cell>
          <table:table-cell office:value-type="percentage" office:value="0.79411041674753202" table:style-name="ce47">
            <text:p>79,4%</text:p>
          </table:table-cell>
          <table:table-cell office:value-type="float" office:value="170236" table:style-name="ce7">
            <text:p>170.236</text:p>
          </table:table-cell>
          <table:table-cell office:value-type="percentage" office:value="0.82435547291146105" table:style-name="ce47">
            <text:p>82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44630" table:style-name="ce7">
            <text:p>944.630</text:p>
          </table:table-cell>
          <table:table-cell office:value-type="percentage" office:value="0.88155228906083039" table:style-name="ce47">
            <text:p>88,2%</text:p>
          </table:table-cell>
          <table:table-cell office:value-type="float" office:value="654330" table:style-name="ce7">
            <text:p>654.330</text:p>
          </table:table-cell>
          <table:table-cell office:value-type="percentage" office:value="0.82556757534236203" table:style-name="ce47">
            <text:p>82,6%</text:p>
          </table:table-cell>
          <table:table-cell office:value-type="float" office:value="558457" table:style-name="ce7">
            <text:p>558.457</text:p>
          </table:table-cell>
          <table:table-cell office:value-type="percentage" office:value="0.54234185414590852" table:style-name="ce47">
            <text:p>54,2%</text:p>
          </table:table-cell>
          <table:table-cell office:value-type="float" office:value="357846" table:style-name="ce7">
            <text:p>357.846</text:p>
          </table:table-cell>
          <table:table-cell office:value-type="percentage" office:value="0.31399447377588169" table:style-name="ce47">
            <text:p>31,4%</text:p>
          </table:table-cell>
          <table:table-cell office:value-type="float" office:value="182515" table:style-name="ce7">
            <text:p>182.515</text:p>
          </table:table-cell>
          <table:table-cell office:value-type="percentage" office:value="0.52551640340218708" table:style-name="ce47">
            <text:p>52,6%</text:p>
          </table:table-cell>
          <table:table-cell office:value-type="float" office:value="658524" table:style-name="ce7">
            <text:p>658.524</text:p>
          </table:table-cell>
          <table:table-cell office:value-type="percentage" office:value="0.82096814610082391" table:style-name="ce47">
            <text:p>82,1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2995" table:style-name="ce7">
            <text:p>672.995</text:p>
          </table:table-cell>
          <table:table-cell office:value-type="percentage" office:value="0.92665722102660064" table:style-name="ce47">
            <text:p>92,7%</text:p>
          </table:table-cell>
          <table:table-cell office:value-type="float" office:value="515733" table:style-name="ce7">
            <text:p>515.733</text:p>
          </table:table-cell>
          <table:table-cell office:value-type="percentage" office:value="0.90594226370947062" table:style-name="ce47">
            <text:p>90,6%</text:p>
          </table:table-cell>
          <table:table-cell office:value-type="float" office:value="365656" table:style-name="ce7">
            <text:p>365.656</text:p>
          </table:table-cell>
          <table:table-cell office:value-type="percentage" office:value="0.51204651403781221" table:style-name="ce47">
            <text:p>51,2%</text:p>
          </table:table-cell>
          <table:table-cell office:value-type="float" office:value="163569" table:style-name="ce7">
            <text:p>163.569</text:p>
          </table:table-cell>
          <table:table-cell office:value-type="percentage" office:value="0.21688870148416584" table:style-name="ce47">
            <text:p>21,7%</text:p>
          </table:table-cell>
          <table:table-cell office:value-type="float" office:value="173511" table:style-name="ce7">
            <text:p>173.511</text:p>
          </table:table-cell>
          <table:table-cell office:value-type="percentage" office:value="0.82229194015421148" table:style-name="ce47">
            <text:p>82,2%</text:p>
          </table:table-cell>
          <table:table-cell office:value-type="float" office:value="405053" table:style-name="ce7">
            <text:p>405.053</text:p>
          </table:table-cell>
          <table:table-cell office:value-type="percentage" office:value="0.86745334032916077" table:style-name="ce47">
            <text:p>86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792" table:style-name="ce7">
            <text:p>152.792</text:p>
          </table:table-cell>
          <table:table-cell office:value-type="percentage" office:value="0.88172291214625365" table:style-name="ce47">
            <text:p>88,2%</text:p>
          </table:table-cell>
          <table:table-cell office:value-type="float" office:value="119032" table:style-name="ce7">
            <text:p>119.032</text:p>
          </table:table-cell>
          <table:table-cell office:value-type="percentage" office:value="0.89961757637135908" table:style-name="ce47">
            <text:p>90,0%</text:p>
          </table:table-cell>
          <table:table-cell office:value-type="float" office:value="102798" table:style-name="ce7">
            <text:p>102.798</text:p>
          </table:table-cell>
          <table:table-cell office:value-type="percentage" office:value="0.63821940771093311" table:style-name="ce47">
            <text:p>63,8%</text:p>
          </table:table-cell>
          <table:table-cell office:value-type="float" office:value="36872" table:style-name="ce7">
            <text:p>36.872</text:p>
          </table:table-cell>
          <table:table-cell office:value-type="percentage" office:value="0.25367209483120401" table:style-name="ce47">
            <text:p>25,4%</text:p>
          </table:table-cell>
          <table:table-cell office:value-type="float" office:value="33390" table:style-name="ce7">
            <text:p>33.390</text:p>
          </table:table-cell>
          <table:table-cell office:value-type="percentage" office:value="0.8374297752808989" table:style-name="ce47">
            <text:p>83,7%</text:p>
          </table:table-cell>
          <table:table-cell office:value-type="float" office:value="85860" table:style-name="ce7">
            <text:p>85.860</text:p>
          </table:table-cell>
          <table:table-cell office:value-type="percentage" office:value="0.85144783815946057" table:style-name="ce47">
            <text:p>85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0390" table:style-name="ce7">
            <text:p>500.390</text:p>
          </table:table-cell>
          <table:table-cell office:value-type="percentage" office:value="0.94001198520447171" table:style-name="ce47">
            <text:p>94,0%</text:p>
          </table:table-cell>
          <table:table-cell office:value-type="float" office:value="326395" table:style-name="ce7">
            <text:p>326.395</text:p>
          </table:table-cell>
          <table:table-cell office:value-type="percentage" office:value="0.94070092515203041" table:style-name="ce47">
            <text:p>94,1%</text:p>
          </table:table-cell>
          <table:table-cell office:value-type="float" office:value="355328" table:style-name="ce7">
            <text:p>355.328</text:p>
          </table:table-cell>
          <table:table-cell office:value-type="percentage" office:value="0.90784548680751254" table:style-name="ce47">
            <text:p>90,8%</text:p>
          </table:table-cell>
          <table:table-cell office:value-type="float" office:value="307127" table:style-name="ce7">
            <text:p>307.127</text:p>
          </table:table-cell>
          <table:table-cell office:value-type="percentage" office:value="0.75100989847219235" table:style-name="ce47">
            <text:p>75,1%</text:p>
          </table:table-cell>
          <table:table-cell office:value-type="float" office:value="109397" table:style-name="ce7">
            <text:p>109.397</text:p>
          </table:table-cell>
          <table:table-cell office:value-type="percentage" office:value="0.88256127273020635" table:style-name="ce47">
            <text:p>88,3%</text:p>
          </table:table-cell>
          <table:table-cell office:value-type="float" office:value="294917" table:style-name="ce7">
            <text:p>294.917</text:p>
          </table:table-cell>
          <table:table-cell office:value-type="percentage" office:value="0.96846830575432075" table:style-name="ce47">
            <text:p>96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274" table:style-name="ce7">
            <text:p>47.274</text:p>
          </table:table-cell>
          <table:table-cell office:value-type="percentage" office:value="0.91109526470985025" table:style-name="ce47">
            <text:p>91,1%</text:p>
          </table:table-cell>
          <table:table-cell office:value-type="float" office:value="32570" table:style-name="ce7">
            <text:p>32.570</text:p>
          </table:table-cell>
          <table:table-cell office:value-type="percentage" office:value="0.85814406913632291" table:style-name="ce47">
            <text:p>85,8%</text:p>
          </table:table-cell>
          <table:table-cell office:value-type="float" office:value="21223" table:style-name="ce7">
            <text:p>21.223</text:p>
          </table:table-cell>
          <table:table-cell office:value-type="percentage" office:value="0.46996169091432494" table:style-name="ce47">
            <text:p>47,0%</text:p>
          </table:table-cell>
          <table:table-cell office:value-type="float" office:value="11790" table:style-name="ce7">
            <text:p>11.790</text:p>
          </table:table-cell>
          <table:table-cell office:value-type="percentage" office:value="0.24863975705428318" table:style-name="ce47">
            <text:p>24,9%</text:p>
          </table:table-cell>
          <table:table-cell office:value-type="float" office:value="12048" table:style-name="ce7">
            <text:p>12.048</text:p>
          </table:table-cell>
          <table:table-cell office:value-type="percentage" office:value="0.84428871758934831" table:style-name="ce47">
            <text:p>84,4%</text:p>
          </table:table-cell>
          <table:table-cell office:value-type="float" office:value="22653" table:style-name="ce7">
            <text:p>22.653</text:p>
          </table:table-cell>
          <table:table-cell office:value-type="percentage" office:value="0.7639104336683078" table:style-name="ce47">
            <text:p>76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80971" table:style-name="ce7">
            <text:p>780.971</text:p>
          </table:table-cell>
          <table:table-cell office:value-type="percentage" office:value="0.88379427764392748" table:style-name="ce47">
            <text:p>88,4%</text:p>
          </table:table-cell>
          <table:table-cell office:value-type="float" office:value="528218" table:style-name="ce7">
            <text:p>528.218</text:p>
          </table:table-cell>
          <table:table-cell office:value-type="percentage" office:value="0.7740342486027707" table:style-name="ce47">
            <text:p>77,4%</text:p>
          </table:table-cell>
          <table:table-cell office:value-type="float" office:value="493317" table:style-name="ce7">
            <text:p>493.317</text:p>
          </table:table-cell>
          <table:table-cell office:value-type="percentage" office:value="0.52356880558680563" table:style-name="ce47">
            <text:p>52,4%</text:p>
          </table:table-cell>
          <table:table-cell office:value-type="float" office:value="281873" table:style-name="ce7">
            <text:p>281.873</text:p>
          </table:table-cell>
          <table:table-cell office:value-type="percentage" office:value="0.27352581277164761" table:style-name="ce47">
            <text:p>27,4%</text:p>
          </table:table-cell>
          <table:table-cell office:value-type="float" office:value="161547" table:style-name="ce7">
            <text:p>161.547</text:p>
          </table:table-cell>
          <table:table-cell office:value-type="percentage" office:value="0.67556423520359299" table:style-name="ce47">
            <text:p>67,6%</text:p>
          </table:table-cell>
          <table:table-cell office:value-type="float" office:value="482024" table:style-name="ce7">
            <text:p>482.024</text:p>
          </table:table-cell>
          <table:table-cell office:value-type="percentage" office:value="0.72698754077789829" table:style-name="ce47">
            <text:p>72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3502" table:style-name="ce7">
            <text:p>153.502</text:p>
          </table:table-cell>
          <table:table-cell office:value-type="percentage" office:value="0.87084439603331287" table:style-name="ce47">
            <text:p>87,1%</text:p>
          </table:table-cell>
          <table:table-cell office:value-type="float" office:value="114949" table:style-name="ce7">
            <text:p>114.949</text:p>
          </table:table-cell>
          <table:table-cell office:value-type="percentage" office:value="0.78768878655812291" table:style-name="ce47">
            <text:p>78,8%</text:p>
          </table:table-cell>
          <table:table-cell office:value-type="float" office:value="102702" table:style-name="ce7">
            <text:p>102.702</text:p>
          </table:table-cell>
          <table:table-cell office:value-type="percentage" office:value="0.49575455076437397" table:style-name="ce47">
            <text:p>49,6%</text:p>
          </table:table-cell>
          <table:table-cell office:value-type="float" office:value="54866" table:style-name="ce7">
            <text:p>54.866</text:p>
          </table:table-cell>
          <table:table-cell office:value-type="percentage" office:value="0.2371506991420112" table:style-name="ce47">
            <text:p>23,7%</text:p>
          </table:table-cell>
          <table:table-cell office:value-type="float" office:value="45933" table:style-name="ce7">
            <text:p>45.933</text:p>
          </table:table-cell>
          <table:table-cell office:value-type="percentage" office:value="0.68875393612235714" table:style-name="ce47">
            <text:p>68,9%</text:p>
          </table:table-cell>
          <table:table-cell office:value-type="float" office:value="97841" table:style-name="ce7">
            <text:p>97.841</text:p>
          </table:table-cell>
          <table:table-cell office:value-type="percentage" office:value="0.74232756462296001" table:style-name="ce47">
            <text:p>74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476" table:style-name="ce7">
            <text:p>91.476</text:p>
          </table:table-cell>
          <table:table-cell office:value-type="percentage" office:value="0.93314291543405081" table:style-name="ce47">
            <text:p>93,3%</text:p>
          </table:table-cell>
          <table:table-cell office:value-type="float" office:value="65603" table:style-name="ce7">
            <text:p>65.603</text:p>
          </table:table-cell>
          <table:table-cell office:value-type="percentage" office:value="0.91073535740563349" table:style-name="ce47">
            <text:p>91,1%</text:p>
          </table:table-cell>
          <table:table-cell office:value-type="float" office:value="48832" table:style-name="ce7">
            <text:p>48.832</text:p>
          </table:table-cell>
          <table:table-cell office:value-type="percentage" office:value="0.53121566494424799" table:style-name="ce47">
            <text:p>53,1%</text:p>
          </table:table-cell>
          <table:table-cell office:value-type="float" office:value="27215" table:style-name="ce7">
            <text:p>27.215</text:p>
          </table:table-cell>
          <table:table-cell office:value-type="percentage" office:value="0.28477701274511857" table:style-name="ce47">
            <text:p>28,5%</text:p>
          </table:table-cell>
          <table:table-cell office:value-type="float" office:value="19265" table:style-name="ce7">
            <text:p>19.265</text:p>
          </table:table-cell>
          <table:table-cell office:value-type="percentage" office:value="0.80914780125162755" table:style-name="ce47">
            <text:p>80,9%</text:p>
          </table:table-cell>
          <table:table-cell office:value-type="float" office:value="56744" table:style-name="ce7">
            <text:p>56.744</text:p>
          </table:table-cell>
          <table:table-cell office:value-type="percentage" office:value="0.84236153377967138" table:style-name="ce47">
            <text:p>84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6753" table:style-name="ce7">
            <text:p>336.753</text:p>
          </table:table-cell>
          <table:table-cell office:value-type="percentage" office:value="0.89907250184218113" table:style-name="ce47">
            <text:p>89,9%</text:p>
          </table:table-cell>
          <table:table-cell office:value-type="float" office:value="234201" table:style-name="ce7">
            <text:p>234.201</text:p>
          </table:table-cell>
          <table:table-cell office:value-type="percentage" office:value="0.85408734847490264" table:style-name="ce47">
            <text:p>85,4%</text:p>
          </table:table-cell>
          <table:table-cell office:value-type="float" office:value="200658" table:style-name="ce7">
            <text:p>200.658</text:p>
          </table:table-cell>
          <table:table-cell office:value-type="percentage" office:value="0.6215901416915004" table:style-name="ce47">
            <text:p>62,2%</text:p>
          </table:table-cell>
          <table:table-cell office:value-type="float" office:value="82788" table:style-name="ce7">
            <text:p>82.788</text:p>
          </table:table-cell>
          <table:table-cell office:value-type="percentage" office:value="0.25830083304733081" table:style-name="ce47">
            <text:p>25,8%</text:p>
          </table:table-cell>
          <table:table-cell office:value-type="float" office:value="76199" table:style-name="ce7">
            <text:p>76.199</text:p>
          </table:table-cell>
          <table:table-cell office:value-type="percentage" office:value="0.76967909415056412" table:style-name="ce47">
            <text:p>77,0%</text:p>
          </table:table-cell>
          <table:table-cell office:value-type="float" office:value="182201" table:style-name="ce7">
            <text:p>182.201</text:p>
          </table:table-cell>
          <table:table-cell office:value-type="percentage" office:value="0.8263608573786998" table:style-name="ce47">
            <text:p>82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92" table:style-name="ce7">
            <text:p>5.092</text:p>
          </table:table-cell>
          <table:table-cell office:value-type="percentage" office:value="0.81654906991661325" table:style-name="ce47">
            <text:p>81,7%</text:p>
          </table:table-cell>
          <table:table-cell office:value-type="float" office:value="5826" table:style-name="ce7">
            <text:p>5.826</text:p>
          </table:table-cell>
          <table:table-cell office:value-type="percentage" office:value="0.7713491327949159" table:style-name="ce47">
            <text:p>77,1%</text:p>
          </table:table-cell>
          <table:table-cell office:value-type="float" office:value="5237" table:style-name="ce7">
            <text:p>5.237</text:p>
          </table:table-cell>
          <table:table-cell office:value-type="percentage" office:value="0.49757719714964371" table:style-name="ce47">
            <text:p>49,8%</text:p>
          </table:table-cell>
          <table:table-cell office:value-type="float" office:value="3762" table:style-name="ce7">
            <text:p>3.762</text:p>
          </table:table-cell>
          <table:table-cell office:value-type="percentage" office:value="0.34079173838209981" table:style-name="ce47">
            <text:p>34,1%</text:p>
          </table:table-cell>
          <table:table-cell office:value-type="float" office:value="1312" table:style-name="ce7">
            <text:p>1.312</text:p>
          </table:table-cell>
          <table:table-cell office:value-type="percentage" office:value="0.35373416015098408" table:style-name="ce47">
            <text:p>35,4%</text:p>
          </table:table-cell>
          <table:table-cell office:value-type="float" office:value="6736" table:style-name="ce7">
            <text:p>6.736</text:p>
          </table:table-cell>
          <table:table-cell office:value-type="percentage" office:value="0.78017141533472323" table:style-name="ce47">
            <text:p>78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51" table:style-name="ce7">
            <text:p>4.051</text:p>
          </table:table-cell>
          <table:table-cell office:value-type="percentage" office:value="0.74893695692364581" table:style-name="ce47">
            <text:p>74,9%</text:p>
          </table:table-cell>
          <table:table-cell office:value-type="float" office:value="4836" table:style-name="ce7">
            <text:p>4.836</text:p>
          </table:table-cell>
          <table:table-cell office:value-type="percentage" office:value="0.65795918367346939" table:style-name="ce47">
            <text:p>65,8%</text:p>
          </table:table-cell>
          <table:table-cell office:value-type="float" office:value="5761" table:style-name="ce7">
            <text:p>5.761</text:p>
          </table:table-cell>
          <table:table-cell office:value-type="percentage" office:value="0.5786460425873845" table:style-name="ce47">
            <text:p>57,9%</text:p>
          </table:table-cell>
          <table:table-cell office:value-type="float" office:value="4757" table:style-name="ce7">
            <text:p>4.757</text:p>
          </table:table-cell>
          <table:table-cell office:value-type="percentage" office:value="0.45643830358856263" table:style-name="ce47">
            <text:p>45,6%</text:p>
          </table:table-cell>
          <table:table-cell office:value-type="float" office:value="1171" table:style-name="ce7">
            <text:p>1.171</text:p>
          </table:table-cell>
          <table:table-cell office:value-type="percentage" office:value="0.26115075825156109" table:style-name="ce47">
            <text:p>26,1%</text:p>
          </table:table-cell>
          <table:table-cell office:value-type="float" office:value="5791" table:style-name="ce7">
            <text:p>5.791</text:p>
          </table:table-cell>
          <table:table-cell office:value-type="percentage" office:value="0.81643874242210634" table:style-name="ce47">
            <text:p>81,6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240" table:style-name="ce7">
            <text:p>2.240</text:p>
          </table:table-cell>
          <table:table-cell office:value-type="percentage" office:value="0.62395543175487467" table:style-name="ce47">
            <text:p>62,4%</text:p>
          </table:table-cell>
          <table:table-cell office:value-type="float" office:value="5297" table:style-name="ce7">
            <text:p>5.297</text:p>
          </table:table-cell>
          <table:table-cell office:value-type="percentage" office:value="0.55710980227177109" table:style-name="ce47">
            <text:p>55,7%</text:p>
          </table:table-cell>
          <table:table-cell office:value-type="float" office:value="11238" table:style-name="ce7">
            <text:p>11.238</text:p>
          </table:table-cell>
          <table:table-cell office:value-type="percentage" office:value="0.50786334056399129" table:style-name="ce47">
            <text:p>50,8%</text:p>
          </table:table-cell>
          <table:table-cell office:value-type="float" office:value="1045" table:style-name="ce7">
            <text:p>1.045</text:p>
          </table:table-cell>
          <table:table-cell office:value-type="percentage" office:value="0.82478295185477501" table:style-name="ce47">
            <text:p>82,5%</text:p>
          </table:table-cell>
          <table:table-cell office:value-type="float" office:value="14211" table:style-name="ce7">
            <text:p>14.211</text:p>
          </table:table-cell>
          <table:table-cell office:value-type="percentage" office:value="0.26367448419177675" table:style-name="ce47">
            <text:p>26,4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2" table:style-name="ce7">
            <text:p>12</text:p>
          </table:table-cell>
          <table:table-cell office:value-type="percentage" office:value="0.15584415584415584" table:style-name="ce50">
            <text:p>15,6%</text:p>
          </table:table-cell>
          <table:table-cell office:value-type="float" office:value="97" table:style-name="ce7">
            <text:p>97</text:p>
          </table:table-cell>
          <table:table-cell office:value-type="percentage" office:value="0.34642857142857142" table:style-name="ce50">
            <text:p>34,6%</text:p>
          </table:table-cell>
          <table:table-cell office:value-type="float" office:value="204" table:style-name="ce7">
            <text:p>204</text:p>
          </table:table-cell>
          <table:table-cell office:value-type="percentage" office:value="0.23556581986143188" table:style-name="ce50">
            <text:p>23,6%</text:p>
          </table:table-cell>
          <table:table-cell office:value-type="float" office:value="193" table:style-name="ce7">
            <text:p>193</text:p>
          </table:table-cell>
          <table:table-cell office:value-type="percentage" office:value="0.10770089285714286" table:style-name="ce50">
            <text:p>10,8%</text:p>
          </table:table-cell>
          <table:table-cell office:value-type="float" office:value="213" table:style-name="ce7">
            <text:p>213</text:p>
          </table:table-cell>
          <table:table-cell office:value-type="percentage" office:value="4.8135593220338981E-2" table:style-name="ce50">
            <text:p>4,8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170396" table:style-name="ce65">
            <text:p>6.170.396</text:p>
          </table:table-cell>
          <table:table-cell office:value-type="percentage" office:value="0.9008156164833131" table:style-name="ce66">
            <text:p>90,08%</text:p>
          </table:table-cell>
          <table:table-cell office:value-type="float" office:value="4434909" table:style-name="ce65">
            <text:p>4.434.909</text:p>
          </table:table-cell>
          <table:table-cell office:value-type="percentage" office:value="0.84395671773835512" table:style-name="ce66">
            <text:p>84,40%</text:p>
          </table:table-cell>
          <table:table-cell office:value-type="float" office:value="3543825" table:style-name="ce65">
            <text:p>3.543.825</text:p>
          </table:table-cell>
          <table:table-cell office:value-type="percentage" office:value="0.53034004646690636" table:style-name="ce66">
            <text:p>53,03%</text:p>
          </table:table-cell>
          <table:table-cell office:value-type="float" office:value="1978527" table:style-name="ce65">
            <text:p>1.978.527</text:p>
          </table:table-cell>
          <table:table-cell office:value-type="percentage" office:value="0.28301119227118926" table:style-name="ce66">
            <text:p>28,30%</text:p>
          </table:table-cell>
          <table:table-cell office:value-type="float" office:value="1325611" table:style-name="ce65">
            <text:p>1.325.611</text:p>
          </table:table-cell>
          <table:table-cell office:value-type="percentage" office:value="0.66897377267091218" table:style-name="ce66">
            <text:p>66,90%</text:p>
          </table:table-cell>
          <table:table-cell office:value-type="float" office:value="3772170" table:style-name="ce65">
            <text:p>3.772.170</text:p>
          </table:table-cell>
          <table:table-cell office:value-type="percentage" office:value="0.78156558017647837" table:style-name="ce66">
            <text:p>78,16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25633" table:style-name="ce76">
            <text:p>625.633</text:p>
          </table:table-cell>
          <table:table-cell office:value-type="float" office:value="226310" table:style-name="ce76">
            <text:p>226.310</text:p>
          </table:table-cell>
          <table:table-cell office:value-type="percentage" office:value="0.36172964022038478" table:style-name="ce77">
            <text:p>36,17%</text:p>
          </table:table-cell>
          <table:table-cell office:value-type="date" office:date-value="2022-01-13T00:00:00" table:style-name="ce78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89551" table:style-name="ce80">
            <text:p>89.551</text:p>
          </table:table-cell>
          <table:table-cell office:value-type="float" office:value="42664" table:style-name="ce80">
            <text:p>42.664</text:p>
          </table:table-cell>
          <table:table-cell office:value-type="percentage" office:value="0.47642125716072403" table:style-name="ce81">
            <text:p>47,64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3486" table:style-name="ce80">
            <text:p>53.486</text:p>
          </table:table-cell>
          <table:table-cell office:value-type="float" office:value="33487" table:style-name="ce80">
            <text:p>33.487</text:p>
          </table:table-cell>
          <table:table-cell office:value-type="percentage" office:value="0.62608907003701908" table:style-name="ce81">
            <text:p>62,61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404" table:style-name="ce80">
            <text:p>84.404</text:p>
          </table:table-cell>
          <table:table-cell office:value-type="float" office:value="20795" table:style-name="ce80">
            <text:p>20.795</text:p>
          </table:table-cell>
          <table:table-cell office:value-type="percentage" office:value="0.24637457940381974" table:style-name="ce81">
            <text:p>24,64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3490" table:style-name="ce80">
            <text:p>133.490</text:p>
          </table:table-cell>
          <table:table-cell office:value-type="float" office:value="56640" table:style-name="ce80">
            <text:p>56.640</text:p>
          </table:table-cell>
          <table:table-cell office:value-type="percentage" office:value="0.42430144580118362" table:style-name="ce81">
            <text:p>42,43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6806" table:style-name="ce80">
            <text:p>36.806</text:p>
          </table:table-cell>
          <table:table-cell office:value-type="float" office:value="20560" table:style-name="ce80">
            <text:p>20.560</text:p>
          </table:table-cell>
          <table:table-cell office:value-type="percentage" office:value="0.55860457534097696" table:style-name="ce81">
            <text:p>55,86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6938" table:style-name="ce80">
            <text:p>136.938</text:p>
          </table:table-cell>
          <table:table-cell office:value-type="float" office:value="77700" table:style-name="ce80">
            <text:p>77.700</text:p>
          </table:table-cell>
          <table:table-cell office:value-type="percentage" office:value="0.56741006879025546" table:style-name="ce81">
            <text:p>56,74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7544" table:style-name="ce80">
            <text:p>147.544</text:p>
          </table:table-cell>
          <table:table-cell office:value-type="float" office:value="63842" table:style-name="ce80">
            <text:p>63.842</text:p>
          </table:table-cell>
          <table:table-cell office:value-type="percentage" office:value="0.43269804261779538" table:style-name="ce81">
            <text:p>43,27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59033" table:style-name="ce80">
            <text:p>559.033</text:p>
          </table:table-cell>
          <table:table-cell office:value-type="float" office:value="184708" table:style-name="ce80">
            <text:p>184.708</text:p>
          </table:table-cell>
          <table:table-cell office:value-type="percentage" office:value="0.33040625508690902" table:style-name="ce81">
            <text:p>33,04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52220" table:style-name="ce80">
            <text:p>352.220</text:p>
          </table:table-cell>
          <table:table-cell office:value-type="float" office:value="124983" table:style-name="ce80">
            <text:p>124.983</text:p>
          </table:table-cell>
          <table:table-cell office:value-type="percentage" office:value="0.35484356368178976" table:style-name="ce81">
            <text:p>35,48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7546" table:style-name="ce80">
            <text:p>67.546</text:p>
          </table:table-cell>
          <table:table-cell office:value-type="float" office:value="32425" table:style-name="ce80">
            <text:p>32.425</text:p>
          </table:table-cell>
          <table:table-cell office:value-type="percentage" office:value="0.48004322979895181" table:style-name="ce81">
            <text:p>48,00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3059" table:style-name="ce80">
            <text:p>153.059</text:p>
          </table:table-cell>
          <table:table-cell office:value-type="float" office:value="112493" table:style-name="ce80">
            <text:p>112.493</text:p>
          </table:table-cell>
          <table:table-cell office:value-type="percentage" office:value="0.73496494815724656" table:style-name="ce81">
            <text:p>73,50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1936" table:style-name="ce80">
            <text:p>21.936</text:p>
          </table:table-cell>
          <table:table-cell office:value-type="float" office:value="10728" table:style-name="ce80">
            <text:p>10.728</text:p>
          </table:table-cell>
          <table:table-cell office:value-type="percentage" office:value="0.48905908096280087" table:style-name="ce81">
            <text:p>48,91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1254" table:style-name="ce80">
            <text:p>491.254</text:p>
          </table:table-cell>
          <table:table-cell office:value-type="float" office:value="186422" table:style-name="ce80">
            <text:p>186.422</text:p>
          </table:table-cell>
          <table:table-cell office:value-type="percentage" office:value="0.37948189734841853" table:style-name="ce81">
            <text:p>37,95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0647" table:style-name="ce80">
            <text:p>120.647</text:p>
          </table:table-cell>
          <table:table-cell office:value-type="float" office:value="55316" table:style-name="ce80">
            <text:p>55.316</text:p>
          </table:table-cell>
          <table:table-cell office:value-type="percentage" office:value="0.45849461652589785" table:style-name="ce81">
            <text:p>45,85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48816" table:style-name="ce80">
            <text:p>48.816</text:p>
          </table:table-cell>
          <table:table-cell office:value-type="float" office:value="22180" table:style-name="ce80">
            <text:p>22.180</text:p>
          </table:table-cell>
          <table:table-cell office:value-type="percentage" office:value="0.45435922648312027" table:style-name="ce81">
            <text:p>45,44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7320" table:style-name="ce80">
            <text:p>147.320</text:p>
          </table:table-cell>
          <table:table-cell office:value-type="float" office:value="68889" table:style-name="ce80">
            <text:p>68.889</text:p>
          </table:table-cell>
          <table:table-cell office:value-type="percentage" office:value="0.46761471626391526" table:style-name="ce81">
            <text:p>46,76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7952" table:style-name="ce80">
            <text:p>7.952</text:p>
          </table:table-cell>
          <table:table-cell office:value-type="float" office:value="2471" table:style-name="ce80">
            <text:p>2.471</text:p>
          </table:table-cell>
          <table:table-cell office:value-type="percentage" office:value="0.31073943661971831" table:style-name="ce81">
            <text:p>31,07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76" table:style-name="ce80">
            <text:p>9.776</text:p>
          </table:table-cell>
          <table:table-cell office:value-type="float" office:value="2668" table:style-name="ce80">
            <text:p>2.668</text:p>
          </table:table-cell>
          <table:table-cell office:value-type="percentage" office:value="0.27291325695581015" table:style-name="ce81">
            <text:p>27,29%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3T00:00:00" table:style-name="ce82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3T00:00:00" table:style-name="ce86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287411" table:style-name="ce88">
            <text:p>3.287.411</text:p>
          </table:table-cell>
          <table:table-cell office:value-type="float" office:value="1345281" table:style-name="ce88">
            <text:p>1.345.281</text:p>
          </table:table-cell>
          <table:table-cell office:value-type="percentage" office:value="0.40922202912869732" table:style-name="ce89">
            <text:p>40,92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4T14:57:04Z</dc:date>
  </office:meta>
</office:document-meta>
</file>